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17cm"/>
    </style:style>
    <style:style style:name="co2" style:family="table-column">
      <style:table-column-properties fo:break-before="auto" style:column-width="16.383cm"/>
    </style:style>
    <style:style style:name="co3" style:family="table-column">
      <style:table-column-properties fo:break-before="auto" style:column-width="17.8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13.086cm"/>
    </style:style>
    <style:style style:name="co8" style:family="table-column">
      <style:table-column-properties fo:break-before="auto" style:column-width="18.119cm"/>
    </style:style>
    <style:style style:name="co9" style:family="table-column">
      <style:table-column-properties fo:break-before="auto" style:column-width="8.885cm"/>
    </style:style>
    <style:style style:name="co10" style:family="table-column">
      <style:table-column-properties fo:break-before="auto" style:column-width="24.562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none" fo:border-right="none" fo:border-top="0.002cm solid #000000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order-bottom="0.002cm solid #000000" fo:background-color="#e6e6ff" fo:border-left="none" fo:border-right="none" fo:border-top="none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8" style:family="table-cell" style:parent-style-name="Default">
      <style:table-cell-properties fo:background-color="#ffffcc" fo:border="none"/>
    </style:style>
    <style:style style:name="ce9" style:family="table-cell" style:parent-style-name="Default">
      <style:text-properties style:font-name="Arial" style:font-name-asian="Microsoft YaHei" style:font-name-complex="Mangal"/>
    </style:style>
    <style:style style:name="T1" style:family="text">
      <style:text-properties style:font-name="Arial" style:font-name-asian="Microsoft YaHei" style:font-name-complex="Mangal"/>
    </style:style>
  </office:automatic-styles>
  <office:body>
    <office:spreadsheet>
      <table:table table:name="CSV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formula="of:=IF([Sheet1.B2]=&quot;&quot;;&quot;&quot;;[Sheet1.B2])" office:value-type="string" office:string-value="CDX">
            <text:p>CDX</text:p>
          </table:table-cell>
          <table:table-cell table:formula="of:=IF([Sheet1.C2]=&quot;&quot;;&quot;&quot;;[Sheet1.C2])" office:value-type="string" office:string-value="http://www.marketwatch.com/investing/cds-bonds-indexes">
            <text:p>http://www.marketwatch.com/investing/cds-bonds-indexes</text:p>
          </table:table-cell>
          <table:table-cell table:formula="of:=IF([Sheet1.D2]=&quot;&quot;;&quot;&quot;;[Sheet1.D2])">
            <text:p/>
          </table:table-cell>
        </table:table-row>
        <table:table-row table:style-name="ro1">
          <table:table-cell table:formula="of:=IF([Sheet1.B3]=&quot;&quot;;&quot;&quot;;[Sheet1.B3])" office:value-type="string" office:string-value="CDS">
            <text:p>CDS</text:p>
          </table:table-cell>
          <table:table-cell table:formula="of:=IF([Sheet1.C3]=&quot;&quot;;&quot;&quot;;[Sheet1.C3])" office:value-type="string" office:string-value="http://www.worldgovernmentbonds.com/sovereign-cds/">
            <text:p>http://www.worldgovernmentbonds.com/sovereign-cds/</text:p>
          </table:table-cell>
          <table:table-cell table:formula="of:=IF([Sheet1.D3]=&quot;&quot;;&quot;&quot;;[Sheet1.D3])">
            <text:p/>
          </table:table-cell>
        </table:table-row>
        <table:table-row table:style-name="ro1">
          <table:table-cell table:formula="of:=IF([Sheet1.B4]=&quot;&quot;;&quot;&quot;;[Sheet1.B4])" office:value-type="string" office:string-value="HANGSENG.i">
            <text:p>HANGSENG.i</text:p>
          </table:table-cell>
          <table:table-cell table:formula="of:=IF([Sheet1.C4]=&quot;&quot;;&quot;&quot;;[Sheet1.C4])" office:value-type="string" office:string-value="http://www.marketwatch.com/investing/index/hsi?countrycode=hk">
            <text:p>http://www.marketwatch.com/investing/index/hsi?countrycode=hk</text:p>
          </table:table-cell>
          <table:table-cell table:formula="of:=IF([Sheet1.D4]=&quot;&quot;;&quot;&quot;;[Sheet1.D4])">
            <text:p/>
          </table:table-cell>
        </table:table-row>
        <table:table-row table:style-name="ro1">
          <table:table-cell table:formula="of:=IF([Sheet1.B5]=&quot;&quot;;&quot;&quot;;[Sheet1.B5])" office:value-type="string" office:string-value="HANGSENG.F">
            <text:p>HANGSENG.F</text:p>
          </table:table-cell>
          <table:table-cell table:formula="of:=IF([Sheet1.C5]=&quot;&quot;;&quot;&quot;;[Sheet1.C5])" office:value-type="string" office:string-value="http://www.marketwatch.com/investing/future/hang%20seng%20futures?countrycode=hk">
            <text:p>http://www.marketwatch.com/investing/future/hang%20seng%20futures?countrycode=hk</text:p>
          </table:table-cell>
          <table:table-cell table:formula="of:=IF([Sheet1.D5]=&quot;&quot;;&quot;&quot;;[Sheet1.D5])">
            <text:p/>
          </table:table-cell>
        </table:table-row>
        <table:table-row table:style-name="ro1">
          <table:table-cell table:formula="of:=IF([Sheet1.B6]=&quot;&quot;;&quot;&quot;;[Sheet1.B6])" office:value-type="string" office:string-value="NIKKEI.i">
            <text:p>NIKKEI.i</text:p>
          </table:table-cell>
          <table:table-cell table:formula="of:=IF([Sheet1.C6]=&quot;&quot;;&quot;&quot;;[Sheet1.C6])" office:value-type="string" office:string-value="http://www.marketwatch.com/investing/index/nik?countrycode=jp">
            <text:p>http://www.marketwatch.com/investing/index/nik?countrycode=jp</text:p>
          </table:table-cell>
          <table:table-cell table:formula="of:=IF([Sheet1.D6]=&quot;&quot;;&quot;&quot;;[Sheet1.D6])">
            <text:p/>
          </table:table-cell>
        </table:table-row>
        <table:table-row table:style-name="ro1">
          <table:table-cell table:formula="of:=IF([Sheet1.B7]=&quot;&quot;;&quot;&quot;;[Sheet1.B7])" office:value-type="string" office:string-value="NIKKEI.F">
            <text:p>NIKKEI.F</text:p>
          </table:table-cell>
          <table:table-cell table:formula="of:=IF([Sheet1.C7]=&quot;&quot;;&quot;&quot;;[Sheet1.C7])" office:value-type="string" office:string-value="http://www.marketwatch.com/investing/future/nikkei%20futures">
            <text:p>http://www.marketwatch.com/investing/future/nikkei%20futures</text:p>
          </table:table-cell>
          <table:table-cell table:formula="of:=IF([Sheet1.D7]=&quot;&quot;;&quot;&quot;;[Sheet1.D7])">
            <text:p/>
          </table:table-cell>
        </table:table-row>
        <table:table-row table:style-name="ro1">
          <table:table-cell table:formula="of:=IF([Sheet1.B8]=&quot;&quot;;&quot;&quot;;[Sheet1.B8])" office:value-type="string" office:string-value="CAC.i">
            <text:p>CAC.i</text:p>
          </table:table-cell>
          <table:table-cell table:formula="of:=IF([Sheet1.C8]=&quot;&quot;;&quot;&quot;;[Sheet1.C8])" office:value-type="string" office:string-value="https://www.bloomberg.com/quote/CAC:IND">
            <text:p>https://www.bloomberg.com/quote/CAC:IND</text:p>
          </table:table-cell>
          <table:table-cell table:formula="of:=IF([Sheet1.D8]=&quot;&quot;;&quot;&quot;;[Sheet1.D8])">
            <text:p/>
          </table:table-cell>
        </table:table-row>
        <table:table-row table:style-name="ro1">
          <table:table-cell table:formula="of:=IF([Sheet1.B9]=&quot;&quot;;&quot;&quot;;[Sheet1.B9])" office:value-type="string" office:string-value="MIB.i">
            <text:p>MIB.i</text:p>
          </table:table-cell>
          <table:table-cell table:formula="of:=IF([Sheet1.C9]=&quot;&quot;;&quot;&quot;;[Sheet1.C9])" office:value-type="string" office:string-value="https://www.bloomberg.com/quote/FTSEMIB:IND">
            <text:p>https://www.bloomberg.com/quote/FTSEMIB:IND</text:p>
          </table:table-cell>
          <table:table-cell table:formula="of:=IF([Sheet1.D9]=&quot;&quot;;&quot;&quot;;[Sheet1.D9])">
            <text:p/>
          </table:table-cell>
        </table:table-row>
        <table:table-row table:style-name="ro1">
          <table:table-cell table:formula="of:=IF([Sheet1.B10]=&quot;&quot;;&quot;&quot;;[Sheet1.B10])" office:value-type="string" office:string-value="FTSE.i">
            <text:p>FTSE.i</text:p>
          </table:table-cell>
          <table:table-cell table:formula="of:=IF([Sheet1.C10]=&quot;&quot;;&quot;&quot;;[Sheet1.C10])" office:value-type="string" office:string-value="https://www.bloomberg.com/quote/UKX:IND">
            <text:p>https://www.bloomberg.com/quote/UKX:IND</text:p>
          </table:table-cell>
          <table:table-cell table:formula="of:=IF([Sheet1.D10]=&quot;&quot;;&quot;&quot;;[Sheet1.D10])">
            <text:p/>
          </table:table-cell>
        </table:table-row>
        <table:table-row table:style-name="ro1">
          <table:table-cell table:formula="of:=IF([Sheet1.B11]=&quot;&quot;;&quot;&quot;;[Sheet1.B11])" office:value-type="string" office:string-value="FTSE.F">
            <text:p>FTSE.F</text:p>
          </table:table-cell>
          <table:table-cell table:formula="of:=IF([Sheet1.C11]=&quot;&quot;;&quot;&quot;;[Sheet1.C11])" office:value-type="string" office:string-value="http://www.marketwatch.com/investing/future/ftse%20futures?countrycode=uk">
            <text:p>http://www.marketwatch.com/investing/future/ftse%20futures?countrycode=uk</text:p>
          </table:table-cell>
          <table:table-cell table:formula="of:=IF([Sheet1.D11]=&quot;&quot;;&quot;&quot;;[Sheet1.D11])">
            <text:p/>
          </table:table-cell>
        </table:table-row>
        <table:table-row table:style-name="ro1">
          <table:table-cell table:formula="of:=IF([Sheet1.B12]=&quot;&quot;;&quot;&quot;;[Sheet1.B12])" office:value-type="string" office:string-value="STOXX600.i">
            <text:p>STOXX600.i</text:p>
          </table:table-cell>
          <table:table-cell table:formula="of:=IF([Sheet1.C12]=&quot;&quot;;&quot;&quot;;[Sheet1.C12])" office:value-type="string" office:string-value="http://www.marketwatch.com/investing/index/sxxp?countrycode=xx">
            <text:p>http://www.marketwatch.com/investing/index/sxxp?countrycode=xx</text:p>
          </table:table-cell>
          <table:table-cell table:formula="of:=IF([Sheet1.D12]=&quot;&quot;;&quot;&quot;;[Sheet1.D12])">
            <text:p/>
          </table:table-cell>
        </table:table-row>
        <table:table-row table:style-name="ro1">
          <table:table-cell table:formula="of:=IF([Sheet1.B13]=&quot;&quot;;&quot;&quot;;[Sheet1.B13])" office:value-type="string" office:string-value="STOXX600.F">
            <text:p>STOXX600.F</text:p>
          </table:table-cell>
          <table:table-cell table:formula="of:=IF([Sheet1.C13]=&quot;&quot;;&quot;&quot;;[Sheet1.C13])" office:value-type="string" office:string-value="http://www.marketwatch.com/investing/future/stoxx%20600%20futures?countrycode=de&amp;iso=xeur">
            <text:p>http://www.marketwatch.com/investing/future/stoxx%20600%20futures?countrycode=de&amp;iso=xeur</text:p>
          </table:table-cell>
          <table:table-cell table:formula="of:=IF([Sheet1.D13]=&quot;&quot;;&quot;&quot;;[Sheet1.D13])">
            <text:p/>
          </table:table-cell>
        </table:table-row>
        <table:table-row table:style-name="ro1">
          <table:table-cell table:formula="of:=IF([Sheet1.B14]=&quot;&quot;;&quot;&quot;;[Sheet1.B14])" office:value-type="string" office:string-value="STOXX50.i">
            <text:p>STOXX50.i</text:p>
          </table:table-cell>
          <table:table-cell table:formula="of:=IF([Sheet1.C14]=&quot;&quot;;&quot;&quot;;[Sheet1.C14])" office:value-type="string" office:string-value="https://www.bloomberg.com/quote/SX5E:IND">
            <text:p>https://www.bloomberg.com/quote/SX5E:IND</text:p>
          </table:table-cell>
          <table:table-cell table:formula="of:=IF([Sheet1.D14]=&quot;&quot;;&quot;&quot;;[Sheet1.D14])">
            <text:p/>
          </table:table-cell>
        </table:table-row>
        <table:table-row table:style-name="ro1">
          <table:table-cell table:formula="of:=IF([Sheet1.B15]=&quot;&quot;;&quot;&quot;;[Sheet1.B15])" office:value-type="string" office:string-value="STOXX50.F">
            <text:p>STOXX50.F</text:p>
          </table:table-cell>
          <table:table-cell table:formula="of:=IF([Sheet1.C15]=&quot;&quot;;&quot;&quot;;[Sheet1.C15])" office:value-type="string" office:string-value="http://www.marketwatch.com/investing/future/euro%20stoxx%2050%20futures?countrycode=de&amp;iso=xeur">
            <text:p>http://www.marketwatch.com/investing/future/euro%20stoxx%2050%20futures?countrycode=de&amp;iso=xeur</text:p>
          </table:table-cell>
          <table:table-cell table:formula="of:=IF([Sheet1.D15]=&quot;&quot;;&quot;&quot;;[Sheet1.D15])">
            <text:p/>
          </table:table-cell>
        </table:table-row>
        <table:table-row table:style-name="ro1">
          <table:table-cell table:formula="of:=IF([Sheet1.B16]=&quot;&quot;;&quot;&quot;;[Sheet1.B16])" office:value-type="string" office:string-value="DAX.i">
            <text:p>DAX.i</text:p>
          </table:table-cell>
          <table:table-cell table:formula="of:=IF([Sheet1.C16]=&quot;&quot;;&quot;&quot;;[Sheet1.C16])" office:value-type="string" office:string-value="https://www.bloomberg.com/quote/DAX:IND">
            <text:p>https://www.bloomberg.com/quote/DAX:IND</text:p>
          </table:table-cell>
          <table:table-cell table:formula="of:=IF([Sheet1.D16]=&quot;&quot;;&quot;&quot;;[Sheet1.D16])">
            <text:p/>
          </table:table-cell>
        </table:table-row>
        <table:table-row table:style-name="ro1">
          <table:table-cell table:formula="of:=IF([Sheet1.B17]=&quot;&quot;;&quot;&quot;;[Sheet1.B17])" office:value-type="string" office:string-value="DAX.F">
            <text:p>DAX.F</text:p>
          </table:table-cell>
          <table:table-cell table:formula="of:=IF([Sheet1.C17]=&quot;&quot;;&quot;&quot;;[Sheet1.C17])" office:value-type="string" office:string-value="http://www.marketwatch.com/investing/future/dax%20futures?countrycode=de&amp;iso=xeur">
            <text:p>http://www.marketwatch.com/investing/future/dax%20futures?countrycode=de&amp;iso=xeur</text:p>
          </table:table-cell>
          <table:table-cell table:formula="of:=IF([Sheet1.D17]=&quot;&quot;;&quot;&quot;;[Sheet1.D17])">
            <text:p/>
          </table:table-cell>
        </table:table-row>
        <table:table-row table:style-name="ro1">
          <table:table-cell table:formula="of:=IF([Sheet1.B18]=&quot;&quot;;&quot;&quot;;[Sheet1.B18])" office:value-type="string" office:string-value="RUSSEL">
            <text:p>RUSSEL</text:p>
          </table:table-cell>
          <table:table-cell table:formula="of:=IF([Sheet1.C18]=&quot;&quot;;&quot;&quot;;[Sheet1.C18])">
            <text:p/>
          </table:table-cell>
          <table:table-cell table:formula="of:=IF([Sheet1.D18]=&quot;&quot;;&quot;&quot;;[Sheet1.D18])">
            <text:p/>
          </table:table-cell>
        </table:table-row>
        <table:table-row table:style-name="ro1">
          <table:table-cell table:formula="of:=IF([Sheet1.B19]=&quot;&quot;;&quot;&quot;;[Sheet1.B19])" office:value-type="string" office:string-value="DJIA">
            <text:p>DJIA</text:p>
          </table:table-cell>
          <table:table-cell table:formula="of:=IF([Sheet1.C19]=&quot;&quot;;&quot;&quot;;[Sheet1.C19])">
            <text:p/>
          </table:table-cell>
          <table:table-cell table:formula="of:=IF([Sheet1.D19]=&quot;&quot;;&quot;&quot;;[Sheet1.D19])">
            <text:p/>
          </table:table-cell>
        </table:table-row>
        <table:table-row table:style-name="ro1">
          <table:table-cell table:formula="of:=IF([Sheet1.B20]=&quot;&quot;;&quot;&quot;;[Sheet1.B20])" office:value-type="string" office:string-value="NASDAQ">
            <text:p>NASDAQ</text:p>
          </table:table-cell>
          <table:table-cell table:formula="of:=IF([Sheet1.C20]=&quot;&quot;;&quot;&quot;;[Sheet1.C20])">
            <text:p/>
          </table:table-cell>
          <table:table-cell table:formula="of:=IF([Sheet1.D20]=&quot;&quot;;&quot;&quot;;[Sheet1.D20])">
            <text:p/>
          </table:table-cell>
        </table:table-row>
        <table:table-row table:style-name="ro1">
          <table:table-cell table:formula="of:=IF([Sheet1.B21]=&quot;&quot;;&quot;&quot;;[Sheet1.B21])" office:value-type="string" office:string-value="SPX.i">
            <text:p>SPX.i</text:p>
          </table:table-cell>
          <table:table-cell table:formula="of:=IF([Sheet1.C21]=&quot;&quot;;&quot;&quot;;[Sheet1.C21])">
            <text:p/>
          </table:table-cell>
          <table:table-cell table:formula="of:=IF([Sheet1.D21]=&quot;&quot;;&quot;&quot;;[Sheet1.D21])">
            <text:p/>
          </table:table-cell>
        </table:table-row>
        <table:table-row table:style-name="ro1">
          <table:table-cell table:formula="of:=IF([Sheet1.B22]=&quot;&quot;;&quot;&quot;;[Sheet1.B22])" office:value-type="string" office:string-value="ES.F">
            <text:p>ES.F</text:p>
          </table:table-cell>
          <table:table-cell table:formula="of:=IF([Sheet1.C22]=&quot;&quot;;&quot;&quot;;[Sheet1.C22])">
            <text:p/>
          </table:table-cell>
          <table:table-cell table:formula="of:=IF([Sheet1.D22]=&quot;&quot;;&quot;&quot;;[Sheet1.D22])">
            <text:p/>
          </table:table-cell>
        </table:table-row>
        <table:table-row table:style-name="ro1">
          <table:table-cell table:formula="of:=IF([Sheet1.B23]=&quot;&quot;;&quot;&quot;;[Sheet1.B23])" office:value-type="string" office:string-value="EURODOLLAR.F">
            <text:p>EURODOLLAR.F</text:p>
          </table:table-cell>
          <table:table-cell table:formula="of:=IF([Sheet1.C23]=&quot;&quot;;&quot;&quot;;[Sheet1.C23])" office:value-type="string" office:string-value="http://www.marketwatch.com/investing/future/3-month%20euro%20dollar">
            <text:p>http://www.marketwatch.com/investing/future/3-month%20euro%20dollar</text:p>
          </table:table-cell>
          <table:table-cell table:formula="of:=IF([Sheet1.D23]=&quot;&quot;;&quot;&quot;;[Sheet1.D23])" office:value-type="string" office:string-value="http://www.cmegroup.com/trading/interest-rates/stir/eurodollar.html">
            <text:p>http://www.cmegroup.com/trading/interest-rates/stir/eurodollar.html</text:p>
          </table:table-cell>
        </table:table-row>
        <table:table-row table:style-name="ro1">
          <table:table-cell table:formula="of:=IF([Sheet1.B24]=&quot;&quot;;&quot;&quot;;[Sheet1.B24])" office:value-type="string" office:string-value="US2.F">
            <text:p>US2.F</text:p>
          </table:table-cell>
          <table:table-cell table:formula="of:=IF([Sheet1.C24]=&quot;&quot;;&quot;&quot;;[Sheet1.C24])" office:value-type="string" office:string-value="http://www.marketwatch.com/investing/future/2-year%20treasury%20notes">
            <text:p>http://www.marketwatch.com/investing/future/2-year%20treasury%20notes</text:p>
          </table:table-cell>
          <table:table-cell table:formula="of:=IF([Sheet1.D24]=&quot;&quot;;&quot;&quot;;[Sheet1.D24])" office:value-type="string" office:string-value="https://www.cmegroup.com/trading/interest-rates/us-treasury/2-year-us-treasury-note.html">
            <text:p>https://www.cmegroup.com/trading/interest-rates/us-treasury/2-year-us-treasury-note.html</text:p>
          </table:table-cell>
        </table:table-row>
        <table:table-row table:style-name="ro1">
          <table:table-cell table:formula="of:=IF([Sheet1.B25]=&quot;&quot;;&quot;&quot;;[Sheet1.B25])" office:value-type="string" office:string-value="US5.F">
            <text:p>US5.F</text:p>
          </table:table-cell>
          <table:table-cell table:formula="of:=IF([Sheet1.C25]=&quot;&quot;;&quot;&quot;;[Sheet1.C25])" office:value-type="string" office:string-value="http://www.marketwatch.com/investing/future/5-year%20treasury%20notes">
            <text:p>http://www.marketwatch.com/investing/future/5-year%20treasury%20notes</text:p>
          </table:table-cell>
          <table:table-cell table:formula="of:=IF([Sheet1.D25]=&quot;&quot;;&quot;&quot;;[Sheet1.D25])" office:value-type="string" office:string-value="https://www.cmegroup.com/trading/interest-rates/us-treasury/5-year-us-treasury-note.html">
            <text:p>https://www.cmegroup.com/trading/interest-rates/us-treasury/5-year-us-treasury-note.html</text:p>
          </table:table-cell>
        </table:table-row>
        <table:table-row table:style-name="ro1">
          <table:table-cell table:formula="of:=IF([Sheet1.B26]=&quot;&quot;;&quot;&quot;;[Sheet1.B26])" office:value-type="string" office:string-value="US10.F">
            <text:p>US10.F</text:p>
          </table:table-cell>
          <table:table-cell table:formula="of:=IF([Sheet1.C26]=&quot;&quot;;&quot;&quot;;[Sheet1.C26])" office:value-type="string" office:string-value="http://www.marketwatch.com/investing/future/10-year%20treasury%20notes">
            <text:p>http://www.marketwatch.com/investing/future/10-year%20treasury%20notes</text:p>
          </table:table-cell>
          <table:table-cell table:formula="of:=IF([Sheet1.D26]=&quot;&quot;;&quot;&quot;;[Sheet1.D26])" office:value-type="string" office:string-value="http://www.cmegroup.com/trading/interest-rates/us-treasury/10-year-us-treasury-note.html">
            <text:p>http://www.cmegroup.com/trading/interest-rates/us-treasury/10-year-us-treasury-note.html</text:p>
          </table:table-cell>
        </table:table-row>
        <table:table-row table:style-name="ro1">
          <table:table-cell table:formula="of:=IF([Sheet1.B27]=&quot;&quot;;&quot;&quot;;[Sheet1.B27])" office:value-type="string" office:string-value="US30.F">
            <text:p>US30.F</text:p>
          </table:table-cell>
          <table:table-cell table:formula="of:=IF([Sheet1.C27]=&quot;&quot;;&quot;&quot;;[Sheet1.C27])" office:value-type="string" office:string-value="http://www.marketwatch.com/investing/future/30-year%20treasury%20notes">
            <text:p>http://www.marketwatch.com/investing/future/30-year%20treasury%20notes</text:p>
          </table:table-cell>
          <table:table-cell table:formula="of:=IF([Sheet1.D27]=&quot;&quot;;&quot;&quot;;[Sheet1.D27])" office:value-type="string" office:string-value="http://www.cmegroup.com/trading/interest-rates/us-treasury/30-year-us-treasury-bond.html">
            <text:p>http://www.cmegroup.com/trading/interest-rates/us-treasury/30-year-us-treasury-bond.html</text:p>
          </table:table-cell>
        </table:table-row>
        <table:table-row table:style-name="ro1">
          <table:table-cell table:formula="of:=IF([Sheet1.B28]=&quot;&quot;;&quot;&quot;;[Sheet1.B28])" office:value-type="string" office:string-value="GER2.F">
            <text:p>GER2.F</text:p>
          </table:table-cell>
          <table:table-cell table:formula="of:=IF([Sheet1.C28]=&quot;&quot;;&quot;&quot;;[Sheet1.C28])" office:value-type="string" office:string-value="http://www.marketwatch.com/investing/future/2-year%20euro%20schatz?countrycode=de&amp;iso=xeur">
            <text:p>http://www.marketwatch.com/investing/future/2-year%20euro%20schatz?countrycode=de&amp;iso=xeur</text:p>
          </table:table-cell>
          <table:table-cell table:formula="of:=IF([Sheet1.D28]=&quot;&quot;;&quot;&quot;;[Sheet1.D28])">
            <text:p/>
          </table:table-cell>
        </table:table-row>
        <table:table-row table:style-name="ro1">
          <table:table-cell table:formula="of:=IF([Sheet1.B29]=&quot;&quot;;&quot;&quot;;[Sheet1.B29])" office:value-type="string" office:string-value="GER5.F">
            <text:p>GER5.F</text:p>
          </table:table-cell>
          <table:table-cell table:formula="of:=IF([Sheet1.C29]=&quot;&quot;;&quot;&quot;;[Sheet1.C29])" office:value-type="string" office:string-value="http://www.marketwatch.com/investing/future/5-year%20euro%20bob?countrycode=de&amp;iso=xeur">
            <text:p>http://www.marketwatch.com/investing/future/5-year%20euro%20bob?countrycode=de&amp;iso=xeur</text:p>
          </table:table-cell>
          <table:table-cell table:formula="of:=IF([Sheet1.D29]=&quot;&quot;;&quot;&quot;;[Sheet1.D29])">
            <text:p/>
          </table:table-cell>
        </table:table-row>
        <table:table-row table:style-name="ro1">
          <table:table-cell table:formula="of:=IF([Sheet1.B30]=&quot;&quot;;&quot;&quot;;[Sheet1.B30])" office:value-type="string" office:string-value="GER10.F">
            <text:p>GER10.F</text:p>
          </table:table-cell>
          <table:table-cell table:formula="of:=IF([Sheet1.C30]=&quot;&quot;;&quot;&quot;;[Sheet1.C30])" office:value-type="string" office:string-value="http://www.marketwatch.com/investing/future/10-year%20euro%20bund?countrycode=de&amp;iso=xeur">
            <text:p>http://www.marketwatch.com/investing/future/10-year%20euro%20bund?countrycode=de&amp;iso=xeur</text:p>
          </table:table-cell>
          <table:table-cell table:formula="of:=IF([Sheet1.D30]=&quot;&quot;;&quot;&quot;;[Sheet1.D30])">
            <text:p/>
          </table:table-cell>
        </table:table-row>
        <table:table-row table:style-name="ro1">
          <table:table-cell table:formula="of:=IF([Sheet1.B31]=&quot;&quot;;&quot;&quot;;[Sheet1.B31])" office:value-type="string" office:string-value="JAP5.Y">
            <text:p>JAP5.Y</text:p>
          </table:table-cell>
          <table:table-cell table:formula="of:=IF([Sheet1.C31]=&quot;&quot;;&quot;&quot;;[Sheet1.C31])" office:value-type="string" office:string-value="https://www.bloomberg.com/quote/GJGB5:IND">
            <text:p>https://www.bloomberg.com/quote/GJGB5:IND</text:p>
          </table:table-cell>
          <table:table-cell table:formula="of:=IF([Sheet1.D31]=&quot;&quot;;&quot;&quot;;[Sheet1.D31])">
            <text:p/>
          </table:table-cell>
        </table:table-row>
        <table:table-row table:style-name="ro1">
          <table:table-cell table:formula="of:=IF([Sheet1.B32]=&quot;&quot;;&quot;&quot;;[Sheet1.B32])" office:value-type="string" office:string-value="JAP10.Y">
            <text:p>JAP10.Y</text:p>
          </table:table-cell>
          <table:table-cell table:formula="of:=IF([Sheet1.C32]=&quot;&quot;;&quot;&quot;;[Sheet1.C32])" office:value-type="string" office:string-value="https://www.bloomberg.com/quote/GJGB10:IND">
            <text:p>https://www.bloomberg.com/quote/GJGB10:IND</text:p>
          </table:table-cell>
          <table:table-cell table:formula="of:=IF([Sheet1.D32]=&quot;&quot;;&quot;&quot;;[Sheet1.D32])">
            <text:p/>
          </table:table-cell>
        </table:table-row>
        <table:table-row table:style-name="ro1">
          <table:table-cell table:formula="of:=IF([Sheet1.B33]=&quot;&quot;;&quot;&quot;;[Sheet1.B33])" office:value-type="string" office:string-value="UK5.Y">
            <text:p>UK5.Y</text:p>
          </table:table-cell>
          <table:table-cell table:formula="of:=IF([Sheet1.C33]=&quot;&quot;;&quot;&quot;;[Sheet1.C33])" office:value-type="string" office:string-value="https://www.bloomberg.com/quote/GUKG5:IND">
            <text:p>https://www.bloomberg.com/quote/GUKG5:IND</text:p>
          </table:table-cell>
          <table:table-cell table:formula="of:=IF([Sheet1.D33]=&quot;&quot;;&quot;&quot;;[Sheet1.D33])">
            <text:p/>
          </table:table-cell>
        </table:table-row>
        <table:table-row table:style-name="ro1">
          <table:table-cell table:formula="of:=IF([Sheet1.B34]=&quot;&quot;;&quot;&quot;;[Sheet1.B34])" office:value-type="string" office:string-value="UK10.Y">
            <text:p>UK10.Y</text:p>
          </table:table-cell>
          <table:table-cell table:formula="of:=IF([Sheet1.C34]=&quot;&quot;;&quot;&quot;;[Sheet1.C34])" office:value-type="string" office:string-value="https://www.bloomberg.com/quote/GUKG10:IND">
            <text:p>https://www.bloomberg.com/quote/GUKG10:IND</text:p>
          </table:table-cell>
          <table:table-cell table:formula="of:=IF([Sheet1.D34]=&quot;&quot;;&quot;&quot;;[Sheet1.D34])">
            <text:p/>
          </table:table-cell>
        </table:table-row>
        <table:table-row table:style-name="ro1">
          <table:table-cell table:formula="of:=IF([Sheet1.B35]=&quot;&quot;;&quot;&quot;;[Sheet1.B35])" office:value-type="string" office:string-value="ITA10.Y">
            <text:p>ITA10.Y</text:p>
          </table:table-cell>
          <table:table-cell table:formula="of:=IF([Sheet1.C35]=&quot;&quot;;&quot;&quot;;[Sheet1.C35])" office:value-type="string" office:string-value="https://www.bloomberg.com/quote/GBTPGR10:IND">
            <text:p>https://www.bloomberg.com/quote/GBTPGR10:IND</text:p>
          </table:table-cell>
          <table:table-cell table:formula="of:=IF([Sheet1.D35]=&quot;&quot;;&quot;&quot;;[Sheet1.D35])">
            <text:p/>
          </table:table-cell>
        </table:table-row>
        <table:table-row table:style-name="ro1">
          <table:table-cell table:formula="of:=IF([Sheet1.B36]=&quot;&quot;;&quot;&quot;;[Sheet1.B36])" office:value-type="string" office:string-value="US.YC">
            <text:p>US.YC</text:p>
          </table:table-cell>
          <table:table-cell table:formula="of:=IF([Sheet1.C36]=&quot;&quot;;&quot;&quot;;[Sheet1.C36])" office:value-type="string" office:string-value="http://www.worldgovernmentbonds.com/country/united-states/">
            <text:p>http://www.worldgovernmentbonds.com/country/united-states/</text:p>
          </table:table-cell>
          <table:table-cell table:formula="of:=IF([Sheet1.D36]=&quot;&quot;;&quot;&quot;;[Sheet1.D36])">
            <text:p/>
          </table:table-cell>
        </table:table-row>
        <table:table-row table:style-name="ro1">
          <table:table-cell table:formula="of:=IF([Sheet1.B37]=&quot;&quot;;&quot;&quot;;[Sheet1.B37])" office:value-type="string" office:string-value="JAP.YC">
            <text:p>JAP.YC</text:p>
          </table:table-cell>
          <table:table-cell table:formula="of:=IF([Sheet1.C37]=&quot;&quot;;&quot;&quot;;[Sheet1.C37])" office:value-type="string" office:string-value="http://www.worldgovernmentbonds.com/country/japan/">
            <text:p>http://www.worldgovernmentbonds.com/country/japan/</text:p>
          </table:table-cell>
          <table:table-cell table:formula="of:=IF([Sheet1.D37]=&quot;&quot;;&quot;&quot;;[Sheet1.D37])">
            <text:p/>
          </table:table-cell>
        </table:table-row>
        <table:table-row table:style-name="ro1">
          <table:table-cell table:formula="of:=IF([Sheet1.B38]=&quot;&quot;;&quot;&quot;;[Sheet1.B38])" office:value-type="string" office:string-value="GER.YC">
            <text:p>GER.YC</text:p>
          </table:table-cell>
          <table:table-cell table:formula="of:=IF([Sheet1.C38]=&quot;&quot;;&quot;&quot;;[Sheet1.C38])" office:value-type="string" office:string-value="http://www.worldgovernmentbonds.com/country/germany/">
            <text:p>http://www.worldgovernmentbonds.com/country/germany/</text:p>
          </table:table-cell>
          <table:table-cell table:formula="of:=IF([Sheet1.D38]=&quot;&quot;;&quot;&quot;;[Sheet1.D38])">
            <text:p/>
          </table:table-cell>
        </table:table-row>
        <table:table-row table:style-name="ro1">
          <table:table-cell table:formula="of:=IF([Sheet1.B39]=&quot;&quot;;&quot;&quot;;[Sheet1.B39])" office:value-type="string" office:string-value="UK.YC">
            <text:p>UK.YC</text:p>
          </table:table-cell>
          <table:table-cell table:formula="of:=IF([Sheet1.C39]=&quot;&quot;;&quot;&quot;;[Sheet1.C39])" office:value-type="string" office:string-value="http://www.worldgovernmentbonds.com/country/united-kingdom/">
            <text:p>http://www.worldgovernmentbonds.com/country/united-kingdom/</text:p>
          </table:table-cell>
          <table:table-cell table:formula="of:=IF([Sheet1.D39]=&quot;&quot;;&quot;&quot;;[Sheet1.D39])">
            <text:p/>
          </table:table-cell>
        </table:table-row>
        <table:table-row table:style-name="ro1">
          <table:table-cell table:formula="of:=IF([Sheet1.B40]=&quot;&quot;;&quot;&quot;;[Sheet1.B40])" office:value-type="string" office:string-value="ITA.YC">
            <text:p>ITA.YC</text:p>
          </table:table-cell>
          <table:table-cell table:formula="of:=IF([Sheet1.C40]=&quot;&quot;;&quot;&quot;;[Sheet1.C40])" office:value-type="string" office:string-value="http://www.worldgovernmentbonds.com/country/italy/">
            <text:p>http://www.worldgovernmentbonds.com/country/italy/</text:p>
          </table:table-cell>
          <table:table-cell table:formula="of:=IF([Sheet1.D40]=&quot;&quot;;&quot;&quot;;[Sheet1.D40])">
            <text:p/>
          </table:table-cell>
        </table:table-row>
        <table:table-row table:style-name="ro1">
          <table:table-cell table:formula="of:=IF([Sheet1.B41]=&quot;&quot;;&quot;&quot;;[Sheet1.B41])" office:value-type="string" office:string-value="FRA.YC">
            <text:p>FRA.YC</text:p>
          </table:table-cell>
          <table:table-cell table:formula="of:=IF([Sheet1.C41]=&quot;&quot;;&quot;&quot;;[Sheet1.C41])" office:value-type="string" office:string-value="http://www.worldgovernmentbonds.com/country/france/">
            <text:p>http://www.worldgovernmentbonds.com/country/france/</text:p>
          </table:table-cell>
          <table:table-cell table:formula="of:=IF([Sheet1.D41]=&quot;&quot;;&quot;&quot;;[Sheet1.D41])">
            <text:p/>
          </table:table-cell>
        </table:table-row>
        <table:table-row table:style-name="ro1">
          <table:table-cell table:formula="of:=IF([Sheet1.B42]=&quot;&quot;;&quot;&quot;;[Sheet1.B42])" office:value-type="string" office:string-value="DOLLAR.i">
            <text:p>DOLLAR.i</text:p>
          </table:table-cell>
          <table:table-cell table:formula="of:=IF([Sheet1.C42]=&quot;&quot;;&quot;&quot;;[Sheet1.C42])" office:value-type="string" office:string-value="https://www.bloomberg.com/quote/DXY:CUR">
            <text:p>https://www.bloomberg.com/quote/DXY:CUR</text:p>
          </table:table-cell>
          <table:table-cell table:formula="of:=IF([Sheet1.D42]=&quot;&quot;;&quot;&quot;;[Sheet1.D42])">
            <text:p/>
          </table:table-cell>
        </table:table-row>
        <table:table-row table:style-name="ro1">
          <table:table-cell table:formula="of:=IF([Sheet1.B43]=&quot;&quot;;&quot;&quot;;[Sheet1.B43])" office:value-type="string" office:string-value="EURUSD.S">
            <text:p>EURUSD.S</text:p>
          </table:table-cell>
          <table:table-cell table:formula="of:=IF([Sheet1.C43]=&quot;&quot;;&quot;&quot;;[Sheet1.C43])" office:value-type="string" office:string-value="https://www.bloomberg.com/quote/EURUSD:CUR">
            <text:p>https://www.bloomberg.com/quote/EURUSD:CUR</text:p>
          </table:table-cell>
          <table:table-cell table:formula="of:=IF([Sheet1.D43]=&quot;&quot;;&quot;&quot;;[Sheet1.D43])">
            <text:p/>
          </table:table-cell>
        </table:table-row>
        <table:table-row table:style-name="ro1">
          <table:table-cell table:formula="of:=IF([Sheet1.B44]=&quot;&quot;;&quot;&quot;;[Sheet1.B44])" office:value-type="string" office:string-value="EURUSD.Fr">
            <text:p>EURUSD.Fr</text:p>
          </table:table-cell>
          <table:table-cell table:formula="of:=IF([Sheet1.C44]=&quot;&quot;;&quot;&quot;;[Sheet1.C44])">
            <text:p/>
          </table:table-cell>
          <table:table-cell table:formula="of:=IF([Sheet1.D44]=&quot;&quot;;&quot;&quot;;[Sheet1.D44])" office:value-type="string" office:string-value="http://www.cmegroup.com/trading/fx/g10/euro-fx.html">
            <text:p>http://www.cmegroup.com/trading/fx/g10/euro-fx.html</text:p>
          </table:table-cell>
        </table:table-row>
        <table:table-row table:style-name="ro1">
          <table:table-cell table:formula="of:=IF([Sheet1.B45]=&quot;&quot;;&quot;&quot;;[Sheet1.B45])" office:value-type="string" office:string-value="GBPUSD.S">
            <text:p>GBPUSD.S</text:p>
          </table:table-cell>
          <table:table-cell table:formula="of:=IF([Sheet1.C45]=&quot;&quot;;&quot;&quot;;[Sheet1.C45])" office:value-type="string" office:string-value="https://www.bloomberg.com/quote/GBPUSD:CUR">
            <text:p>https://www.bloomberg.com/quote/GBPUSD:CUR</text:p>
          </table:table-cell>
          <table:table-cell table:formula="of:=IF([Sheet1.D45]=&quot;&quot;;&quot;&quot;;[Sheet1.D45])">
            <text:p/>
          </table:table-cell>
        </table:table-row>
        <table:table-row table:style-name="ro1">
          <table:table-cell table:formula="of:=IF([Sheet1.B46]=&quot;&quot;;&quot;&quot;;[Sheet1.B46])" office:value-type="string" office:string-value="GBPUSD.Fr">
            <text:p>GBPUSD.Fr</text:p>
          </table:table-cell>
          <table:table-cell table:formula="of:=IF([Sheet1.C46]=&quot;&quot;;&quot;&quot;;[Sheet1.C46])">
            <text:p/>
          </table:table-cell>
          <table:table-cell table:formula="of:=IF([Sheet1.D46]=&quot;&quot;;&quot;&quot;;[Sheet1.D46])" office:value-type="string" office:string-value="http://www.cmegroup.com/trading/fx/g10/british-pound.html">
            <text:p>http://www.cmegroup.com/trading/fx/g10/british-pound.html</text:p>
          </table:table-cell>
        </table:table-row>
        <table:table-row table:style-name="ro1">
          <table:table-cell table:formula="of:=IF([Sheet1.B47]=&quot;&quot;;&quot;&quot;;[Sheet1.B47])" office:value-type="string" office:string-value="AUDUSD.S">
            <text:p>AUDUSD.S</text:p>
          </table:table-cell>
          <table:table-cell table:formula="of:=IF([Sheet1.C47]=&quot;&quot;;&quot;&quot;;[Sheet1.C47])" office:value-type="string" office:string-value="https://www.bloomberg.com/quote/AUDUSD:CUR">
            <text:p>https://www.bloomberg.com/quote/AUDUSD:CUR</text:p>
          </table:table-cell>
          <table:table-cell table:formula="of:=IF([Sheet1.D47]=&quot;&quot;;&quot;&quot;;[Sheet1.D47])">
            <text:p/>
          </table:table-cell>
        </table:table-row>
        <table:table-row table:style-name="ro1">
          <table:table-cell table:formula="of:=IF([Sheet1.B48]=&quot;&quot;;&quot;&quot;;[Sheet1.B48])" office:value-type="string" office:string-value="AUDUSD.Fr">
            <text:p>AUDUSD.Fr</text:p>
          </table:table-cell>
          <table:table-cell table:formula="of:=IF([Sheet1.C48]=&quot;&quot;;&quot;&quot;;[Sheet1.C48])">
            <text:p/>
          </table:table-cell>
          <table:table-cell table:formula="of:=IF([Sheet1.D48]=&quot;&quot;;&quot;&quot;;[Sheet1.D48])" office:value-type="string" office:string-value="http://www.cmegroup.com/trading/fx/g10/australian-dollar.html">
            <text:p>http://www.cmegroup.com/trading/fx/g10/australian-dollar.html</text:p>
          </table:table-cell>
        </table:table-row>
        <table:table-row table:style-name="ro1">
          <table:table-cell table:formula="of:=IF([Sheet1.B49]=&quot;&quot;;&quot;&quot;;[Sheet1.B49])" office:value-type="string" office:string-value="EURYEN.S">
            <text:p>EURYEN.S</text:p>
          </table:table-cell>
          <table:table-cell table:formula="of:=IF([Sheet1.C49]=&quot;&quot;;&quot;&quot;;[Sheet1.C49])" office:value-type="string" office:string-value="https://www.bloomberg.com/quote/EURJPY:CUR">
            <text:p>https://www.bloomberg.com/quote/EURJPY:CUR</text:p>
          </table:table-cell>
          <table:table-cell table:formula="of:=IF([Sheet1.D49]=&quot;&quot;;&quot;&quot;;[Sheet1.D49])">
            <text:p/>
          </table:table-cell>
        </table:table-row>
        <table:table-row table:style-name="ro1">
          <table:table-cell table:formula="of:=IF([Sheet1.B50]=&quot;&quot;;&quot;&quot;;[Sheet1.B50])" office:value-type="string" office:string-value="EURYEN.Fr">
            <text:p>EURYEN.Fr</text:p>
          </table:table-cell>
          <table:table-cell table:formula="of:=IF([Sheet1.C50]=&quot;&quot;;&quot;&quot;;[Sheet1.C50])">
            <text:p/>
          </table:table-cell>
          <table:table-cell table:formula="of:=IF([Sheet1.D50]=&quot;&quot;;&quot;&quot;;[Sheet1.D50])" office:value-type="string" office:string-value="http://www.cmegroup.com/trading/fx/g10/euro-fx-japanese-yen.html">
            <text:p>http://www.cmegroup.com/trading/fx/g10/euro-fx-japanese-yen.html</text:p>
          </table:table-cell>
        </table:table-row>
        <table:table-row table:style-name="ro1">
          <table:table-cell table:formula="of:=IF([Sheet1.B51]=&quot;&quot;;&quot;&quot;;[Sheet1.B51])" office:value-type="string" office:string-value="USDYEN.S">
            <text:p>USDYEN.S</text:p>
          </table:table-cell>
          <table:table-cell table:formula="of:=IF([Sheet1.C51]=&quot;&quot;;&quot;&quot;;[Sheet1.C51])" office:value-type="string" office:string-value="https://www.bloomberg.com/quote/USDJPY:CUR">
            <text:p>https://www.bloomberg.com/quote/USDJPY:CUR</text:p>
          </table:table-cell>
          <table:table-cell table:formula="of:=IF([Sheet1.D51]=&quot;&quot;;&quot;&quot;;[Sheet1.D51])">
            <text:p/>
          </table:table-cell>
        </table:table-row>
        <table:table-row table:style-name="ro1">
          <table:table-cell table:formula="of:=IF([Sheet1.B52]=&quot;&quot;;&quot;&quot;;[Sheet1.B52])" office:value-type="string" office:string-value="USDYEN.Fr">
            <text:p>USDYEN.Fr</text:p>
          </table:table-cell>
          <table:table-cell table:formula="of:=IF([Sheet1.C52]=&quot;&quot;;&quot;&quot;;[Sheet1.C52])">
            <text:p/>
          </table:table-cell>
          <table:table-cell table:formula="of:=IF([Sheet1.D52]=&quot;&quot;;&quot;&quot;;[Sheet1.D52])" office:value-type="string" office:string-value="http://www.cmegroup.com/trading/fx/g10/japanese-yen.html">
            <text:p>http://www.cmegroup.com/trading/fx/g10/japanese-yen.html</text:p>
          </table:table-cell>
        </table:table-row>
        <table:table-row table:style-name="ro1">
          <table:table-cell table:formula="of:=IF([Sheet1.B53]=&quot;&quot;;&quot;&quot;;[Sheet1.B53])" office:value-type="string" office:string-value="USDCHF.S">
            <text:p>USDCHF.S</text:p>
          </table:table-cell>
          <table:table-cell table:formula="of:=IF([Sheet1.C53]=&quot;&quot;;&quot;&quot;;[Sheet1.C53])" office:value-type="string" office:string-value="https://www.bloomberg.com/quote/USDCHF:CUR">
            <text:p>https://www.bloomberg.com/quote/USDCHF:CUR</text:p>
          </table:table-cell>
          <table:table-cell table:formula="of:=IF([Sheet1.D53]=&quot;&quot;;&quot;&quot;;[Sheet1.D53])">
            <text:p/>
          </table:table-cell>
        </table:table-row>
        <table:table-row table:style-name="ro1">
          <table:table-cell table:formula="of:=IF([Sheet1.B54]=&quot;&quot;;&quot;&quot;;[Sheet1.B54])" office:value-type="string" office:string-value="USDCHF.Fr">
            <text:p>USDCHF.Fr</text:p>
          </table:table-cell>
          <table:table-cell table:formula="of:=IF([Sheet1.C54]=&quot;&quot;;&quot;&quot;;[Sheet1.C54])">
            <text:p/>
          </table:table-cell>
          <table:table-cell table:formula="of:=IF([Sheet1.D54]=&quot;&quot;;&quot;&quot;;[Sheet1.D54])" office:value-type="string" office:string-value="http://www.cmegroup.com/trading/fx/g10/swiss-franc.html">
            <text:p>http://www.cmegroup.com/trading/fx/g10/swiss-franc.html</text:p>
          </table:table-cell>
        </table:table-row>
        <table:table-row table:style-name="ro1">
          <table:table-cell table:formula="of:=IF([Sheet1.B55]=&quot;&quot;;&quot;&quot;;[Sheet1.B55])" office:value-type="string" office:string-value="GOLD.S">
            <text:p>GOLD.S</text:p>
          </table:table-cell>
          <table:table-cell table:formula="of:=IF([Sheet1.C55]=&quot;&quot;;&quot;&quot;;[Sheet1.C55])" office:value-type="string" office:string-value="https://www.bloomberg.com/quote/XAUUSD:CUR">
            <text:p>https://www.bloomberg.com/quote/XAUUSD:CUR</text:p>
          </table:table-cell>
          <table:table-cell table:formula="of:=IF([Sheet1.D55]=&quot;&quot;;&quot;&quot;;[Sheet1.D55])">
            <text:p/>
          </table:table-cell>
        </table:table-row>
        <table:table-row table:style-name="ro1">
          <table:table-cell table:formula="of:=IF([Sheet1.B56]=&quot;&quot;;&quot;&quot;;[Sheet1.B56])" office:value-type="string" office:string-value="GOLD.F">
            <text:p>GOLD.F</text:p>
          </table:table-cell>
          <table:table-cell table:formula="of:=IF([Sheet1.C56]=&quot;&quot;;&quot;&quot;;[Sheet1.C56])" office:value-type="string" office:string-value="http://www.marketwatch.com/investing/future/gold">
            <text:p>http://www.marketwatch.com/investing/future/gold</text:p>
          </table:table-cell>
          <table:table-cell table:formula="of:=IF([Sheet1.D56]=&quot;&quot;;&quot;&quot;;[Sheet1.D56])" office:value-type="string" office:string-value="http://www.cmegroup.com/trading/metals/precious/gold.html">
            <text:p>http://www.cmegroup.com/trading/metals/precious/gold.html</text:p>
          </table:table-cell>
        </table:table-row>
        <table:table-row table:style-name="ro1">
          <table:table-cell table:formula="of:=IF([Sheet1.B57]=&quot;&quot;;&quot;&quot;;[Sheet1.B57])" office:value-type="string" office:string-value="SILVER.S">
            <text:p>SILVER.S</text:p>
          </table:table-cell>
          <table:table-cell table:formula="of:=IF([Sheet1.C57]=&quot;&quot;;&quot;&quot;;[Sheet1.C57])" office:value-type="string" office:string-value="https://www.bloomberg.com/quote/XAG:CUR">
            <text:p>https://www.bloomberg.com/quote/XAG:CUR</text:p>
          </table:table-cell>
          <table:table-cell table:formula="of:=IF([Sheet1.D57]=&quot;&quot;;&quot;&quot;;[Sheet1.D57])">
            <text:p/>
          </table:table-cell>
        </table:table-row>
        <table:table-row table:style-name="ro1">
          <table:table-cell table:formula="of:=IF([Sheet1.B58]=&quot;&quot;;&quot;&quot;;[Sheet1.B58])" office:value-type="string" office:string-value="SILVER.F">
            <text:p>SILVER.F</text:p>
          </table:table-cell>
          <table:table-cell table:formula="of:=IF([Sheet1.C58]=&quot;&quot;;&quot;&quot;;[Sheet1.C58])" office:value-type="string" office:string-value="http://www.marketwatch.com/investing/future/silver">
            <text:p>http://www.marketwatch.com/investing/future/silver</text:p>
          </table:table-cell>
          <table:table-cell table:formula="of:=IF([Sheet1.D58]=&quot;&quot;;&quot;&quot;;[Sheet1.D58])" office:value-type="string" office:string-value="http://www.cmegroup.com/trading/metals/precious/silver.html">
            <text:p>http://www.cmegroup.com/trading/metals/precious/silver.html</text:p>
          </table:table-cell>
        </table:table-row>
        <table:table-row table:style-name="ro1">
          <table:table-cell table:formula="of:=IF([Sheet1.B59]=&quot;&quot;;&quot;&quot;;[Sheet1.B59])" office:value-type="string" office:string-value="COPPER.F">
            <text:p>COPPER.F</text:p>
          </table:table-cell>
          <table:table-cell table:formula="of:=IF([Sheet1.C59]=&quot;&quot;;&quot;&quot;;[Sheet1.C59])" office:value-type="string" office:string-value="http://www.marketwatch.com/investing/future/copper">
            <text:p>http://www.marketwatch.com/investing/future/copper</text:p>
          </table:table-cell>
          <table:table-cell table:formula="of:=IF([Sheet1.D59]=&quot;&quot;;&quot;&quot;;[Sheet1.D59])" office:value-type="string" office:string-value="http://www.cmegroup.com/trading/metals/base/copper.html">
            <text:p>http://www.cmegroup.com/trading/metals/base/copper.html</text:p>
          </table:table-cell>
        </table:table-row>
        <table:table-row table:style-name="ro1">
          <table:table-cell table:formula="of:=IF([Sheet1.B60]=&quot;&quot;;&quot;&quot;;[Sheet1.B60])" office:value-type="string" office:string-value="CL.F">
            <text:p>CL.F</text:p>
          </table:table-cell>
          <table:table-cell table:formula="of:=IF([Sheet1.C60]=&quot;&quot;;&quot;&quot;;[Sheet1.C60])" office:value-type="string" office:string-value="http://www.marketwatch.com/investing/future/crude%20oil%20-%20electronic">
            <text:p>http://www.marketwatch.com/investing/future/crude%20oil%20-%20electronic</text:p>
          </table:table-cell>
          <table:table-cell table:formula="of:=IF([Sheet1.D60]=&quot;&quot;;&quot;&quot;;[Sheet1.D60])" office:value-type="string" office:string-value="http://www.cmegroup.com/trading/energy/crude-oil/light-sweet-crude.html">
            <text:p>http://www.cmegroup.com/trading/energy/crude-oil/light-sweet-crude.html</text:p>
          </table:table-cell>
        </table:table-row>
        <table:table-row table:style-name="ro1">
          <table:table-cell table:formula="of:=IF([Sheet1.B61]=&quot;&quot;;&quot;&quot;;[Sheet1.B61])" office:value-type="string" office:string-value="WTI.F">
            <text:p>WTI.F</text:p>
          </table:table-cell>
          <table:table-cell table:formula="of:=IF([Sheet1.C61]=&quot;&quot;;&quot;&quot;;[Sheet1.C61])" office:value-type="string" office:string-value="http://www.marketwatch.com/investing/future/wti%20crude?countrycode=uk">
            <text:p>http://www.marketwatch.com/investing/future/wti%20crude?countrycode=uk</text:p>
          </table:table-cell>
          <table:table-cell table:formula="of:=IF([Sheet1.D61]=&quot;&quot;;&quot;&quot;;[Sheet1.D61])">
            <text:p/>
          </table:table-cell>
        </table:table-row>
        <table:table-row table:style-name="ro1">
          <table:table-cell table:formula="of:=IF([Sheet1.B62]=&quot;&quot;;&quot;&quot;;[Sheet1.B62])" office:value-type="string" office:string-value="BRENT.F">
            <text:p>BRENT.F</text:p>
          </table:table-cell>
          <table:table-cell table:formula="of:=IF([Sheet1.C62]=&quot;&quot;;&quot;&quot;;[Sheet1.C62])" office:value-type="string" office:string-value="http://www.marketwatch.com/investing/future/brent%20crude?countrycode=uk">
            <text:p>http://www.marketwatch.com/investing/future/brent%20crude?countrycode=uk</text:p>
          </table:table-cell>
          <table:table-cell table:formula="of:=IF([Sheet1.D62]=&quot;&quot;;&quot;&quot;;[Sheet1.D62])">
            <text:p/>
          </table:table-cell>
        </table:table-row>
        <table:table-row table:style-name="ro1">
          <table:table-cell table:formula="of:=IF([Sheet1.B63]=&quot;&quot;;&quot;&quot;;[Sheet1.B63])" office:value-type="string" office:string-value="NATURALGAS.F">
            <text:p>NATURALGAS.F</text:p>
          </table:table-cell>
          <table:table-cell table:formula="of:=IF([Sheet1.C63]=&quot;&quot;;&quot;&quot;;[Sheet1.C63])" office:value-type="string" office:string-value="http://www.marketwatch.com/investing/future/natural%20gas">
            <text:p>http://www.marketwatch.com/investing/future/natural%20gas</text:p>
          </table:table-cell>
          <table:table-cell table:formula="of:=IF([Sheet1.D63]=&quot;&quot;;&quot;&quot;;[Sheet1.D63])" office:value-type="string" office:string-value="http://www.cmegroup.com/trading/energy/natural-gas/natural-gas.html">
            <text:p>http://www.cmegroup.com/trading/energy/natural-gas/natural-gas.html</text:p>
          </table:table-cell>
        </table:table-row>
        <table:table-row table:style-name="ro1">
          <table:table-cell table:formula="of:=IF([Sheet1.B64]=&quot;&quot;;&quot;&quot;;[Sheet1.B64])" office:value-type="string" office:string-value="CORN.F">
            <text:p>CORN.F</text:p>
          </table:table-cell>
          <table:table-cell table:formula="of:=IF([Sheet1.C64]=&quot;&quot;;&quot;&quot;;[Sheet1.C64])" office:value-type="string" office:string-value="http://www.marketwatch.com/investing/future/corn">
            <text:p>http://www.marketwatch.com/investing/future/corn</text:p>
          </table:table-cell>
          <table:table-cell table:formula="of:=IF([Sheet1.D64]=&quot;&quot;;&quot;&quot;;[Sheet1.D64])" office:value-type="string" office:string-value="http://www.cmegroup.com/trading/agricultural/grain-and-oilseed/corn.html">
            <text:p>http://www.cmegroup.com/trading/agricultural/grain-and-oilseed/corn.html</text:p>
          </table:table-cell>
        </table:table-row>
        <table:table-row table:style-name="ro1">
          <table:table-cell table:formula="of:=IF([Sheet1.B65]=&quot;&quot;;&quot;&quot;;[Sheet1.B65])" office:value-type="string" office:string-value="SOYBEAN.F">
            <text:p>SOYBEAN.F</text:p>
          </table:table-cell>
          <table:table-cell table:formula="of:=IF([Sheet1.C65]=&quot;&quot;;&quot;&quot;;[Sheet1.C65])" office:value-type="string" office:string-value="http://www.marketwatch.com/investing/future/soybeans">
            <text:p>http://www.marketwatch.com/investing/future/soybeans</text:p>
          </table:table-cell>
          <table:table-cell table:formula="of:=IF([Sheet1.D65]=&quot;&quot;;&quot;&quot;;[Sheet1.D65])" office:value-type="string" office:string-value="http://www.cmegroup.com/trading/agricultural/grain-and-oilseed/soybean.html">
            <text:p>http://www.cmegroup.com/trading/agricultural/grain-and-oilseed/soybean.html</text:p>
          </table:table-cell>
        </table:table-row>
        <table:table-row table:style-name="ro1">
          <table:table-cell table:formula="of:=IF([Sheet1.B66]=&quot;&quot;;&quot;&quot;;[Sheet1.B66])">
            <text:p/>
          </table:table-cell>
          <table:table-cell table:formula="of:=IF([Sheet1.C66]=&quot;&quot;;&quot;&quot;;[Sheet1.C66])">
            <text:p/>
          </table:table-cell>
          <table:table-cell table:formula="of:=IF([Sheet1.D66]=&quot;&quot;;&quot;&quot;;[Sheet1.D66])">
            <text:p/>
          </table:table-cell>
        </table:table-row>
        <table:table-row table:style-name="ro1">
          <table:table-cell table:formula="of:=IF([Sheet1.B67]=&quot;&quot;;&quot;&quot;;[Sheet1.B67])">
            <text:p/>
          </table:table-cell>
          <table:table-cell table:formula="of:=IF([Sheet1.C67]=&quot;&quot;;&quot;&quot;;[Sheet1.C67])">
            <text:p/>
          </table:table-cell>
          <table:table-cell table:formula="of:=IF([Sheet1.D67]=&quot;&quot;;&quot;&quot;;[Sheet1.D67])">
            <text:p/>
          </table:table-cell>
        </table:table-row>
        <table:table-row table:style-name="ro1">
          <table:table-cell table:formula="of:=IF([Sheet1.B68]=&quot;&quot;;&quot;&quot;;[Sheet1.B68])">
            <text:p/>
          </table:table-cell>
          <table:table-cell table:formula="of:=IF([Sheet1.C68]=&quot;&quot;;&quot;&quot;;[Sheet1.C68])">
            <text:p/>
          </table:table-cell>
          <table:table-cell table:formula="of:=IF([Sheet1.D68]=&quot;&quot;;&quot;&quot;;[Sheet1.D68])">
            <text:p/>
          </table:table-cell>
        </table:table-row>
        <table:table-row table:style-name="ro1">
          <table:table-cell table:formula="of:=IF([Sheet1.B69]=&quot;&quot;;&quot;&quot;;[Sheet1.B69])">
            <text:p/>
          </table:table-cell>
          <table:table-cell table:formula="of:=IF([Sheet1.C69]=&quot;&quot;;&quot;&quot;;[Sheet1.C69])">
            <text:p/>
          </table:table-cell>
          <table:table-cell table:formula="of:=IF([Sheet1.D69]=&quot;&quot;;&quot;&quot;;[Sheet1.D69])">
            <text:p/>
          </table:table-cell>
        </table:table-row>
        <table:table-row table:style-name="ro1">
          <table:table-cell table:formula="of:=IF([Sheet1.B70]=&quot;&quot;;&quot;&quot;;[Sheet1.B70])">
            <text:p/>
          </table:table-cell>
          <table:table-cell table:formula="of:=IF([Sheet1.C70]=&quot;&quot;;&quot;&quot;;[Sheet1.C70])">
            <text:p/>
          </table:table-cell>
          <table:table-cell table:formula="of:=IF([Sheet1.D70]=&quot;&quot;;&quot;&quot;;[Sheet1.D70])">
            <text:p/>
          </table:table-cell>
        </table:table-row>
        <table:table-row table:style-name="ro1">
          <table:table-cell table:formula="of:=IF([Sheet1.B71]=&quot;&quot;;&quot;&quot;;[Sheet1.B71])">
            <text:p/>
          </table:table-cell>
          <table:table-cell table:formula="of:=IF([Sheet1.C71]=&quot;&quot;;&quot;&quot;;[Sheet1.C71])">
            <text:p/>
          </table:table-cell>
          <table:table-cell table:formula="of:=IF([Sheet1.D71]=&quot;&quot;;&quot;&quot;;[Sheet1.D71])">
            <text:p/>
          </table:table-cell>
        </table:table-row>
        <table:table-row table:style-name="ro1">
          <table:table-cell table:formula="of:=IF([Sheet1.B72]=&quot;&quot;;&quot;&quot;;[Sheet1.B72])">
            <text:p/>
          </table:table-cell>
          <table:table-cell table:formula="of:=IF([Sheet1.C72]=&quot;&quot;;&quot;&quot;;[Sheet1.C72])">
            <text:p/>
          </table:table-cell>
          <table:table-cell table:formula="of:=IF([Sheet1.D72]=&quot;&quot;;&quot;&quot;;[Sheet1.D72])">
            <text:p/>
          </table:table-cell>
        </table:table-row>
        <table:table-row table:style-name="ro1">
          <table:table-cell table:formula="of:=IF([Sheet1.B73]=&quot;&quot;;&quot;&quot;;[Sheet1.B73])">
            <text:p/>
          </table:table-cell>
          <table:table-cell table:formula="of:=IF([Sheet1.C73]=&quot;&quot;;&quot;&quot;;[Sheet1.C73])">
            <text:p/>
          </table:table-cell>
          <table:table-cell table:formula="of:=IF([Sheet1.D73]=&quot;&quot;;&quot;&quot;;[Sheet1.D73])">
            <text:p/>
          </table:table-cell>
        </table:table-row>
        <table:table-row table:style-name="ro1">
          <table:table-cell table:formula="of:=IF([Sheet1.B74]=&quot;&quot;;&quot;&quot;;[Sheet1.B74])">
            <text:p/>
          </table:table-cell>
          <table:table-cell table:formula="of:=IF([Sheet1.C74]=&quot;&quot;;&quot;&quot;;[Sheet1.C74])">
            <text:p/>
          </table:table-cell>
          <table:table-cell table:formula="of:=IF([Sheet1.D74]=&quot;&quot;;&quot;&quot;;[Sheet1.D74])">
            <text:p/>
          </table:table-cell>
        </table:table-row>
        <table:table-row table:style-name="ro1">
          <table:table-cell table:formula="of:=IF([Sheet1.B75]=&quot;&quot;;&quot;&quot;;[Sheet1.B75])">
            <text:p/>
          </table:table-cell>
          <table:table-cell table:formula="of:=IF([Sheet1.C75]=&quot;&quot;;&quot;&quot;;[Sheet1.C75])">
            <text:p/>
          </table:table-cell>
          <table:table-cell table:formula="of:=IF([Sheet1.D75]=&quot;&quot;;&quot;&quot;;[Sheet1.D75])">
            <text:p/>
          </table:table-cell>
        </table:table-row>
        <table:table-row table:style-name="ro1">
          <table:table-cell table:formula="of:=IF([Sheet1.B76]=&quot;&quot;;&quot;&quot;;[Sheet1.B76])">
            <text:p/>
          </table:table-cell>
          <table:table-cell table:formula="of:=IF([Sheet1.C76]=&quot;&quot;;&quot;&quot;;[Sheet1.C76])">
            <text:p/>
          </table:table-cell>
          <table:table-cell table:formula="of:=IF([Sheet1.D76]=&quot;&quot;;&quot;&quot;;[Sheet1.D76])">
            <text:p/>
          </table:table-cell>
        </table:table-row>
        <table:table-row table:style-name="ro1">
          <table:table-cell table:formula="of:=IF([Sheet1.B77]=&quot;&quot;;&quot;&quot;;[Sheet1.B77])">
            <text:p/>
          </table:table-cell>
          <table:table-cell table:formula="of:=IF([Sheet1.C77]=&quot;&quot;;&quot;&quot;;[Sheet1.C77])">
            <text:p/>
          </table:table-cell>
          <table:table-cell table:formula="of:=IF([Sheet1.D77]=&quot;&quot;;&quot;&quot;;[Sheet1.D77])">
            <text:p/>
          </table:table-cell>
        </table:table-row>
        <table:table-row table:style-name="ro1">
          <table:table-cell table:formula="of:=IF([Sheet1.B78]=&quot;&quot;;&quot;&quot;;[Sheet1.B78])">
            <text:p/>
          </table:table-cell>
          <table:table-cell table:formula="of:=IF([Sheet1.C78]=&quot;&quot;;&quot;&quot;;[Sheet1.C78])">
            <text:p/>
          </table:table-cell>
          <table:table-cell table:formula="of:=IF([Sheet1.D78]=&quot;&quot;;&quot;&quot;;[Sheet1.D78])">
            <text:p/>
          </table:table-cell>
        </table:table-row>
        <table:table-row table:style-name="ro1">
          <table:table-cell table:formula="of:=IF([Sheet1.B79]=&quot;&quot;;&quot;&quot;;[Sheet1.B79])">
            <text:p/>
          </table:table-cell>
          <table:table-cell table:formula="of:=IF([Sheet1.C79]=&quot;&quot;;&quot;&quot;;[Sheet1.C79])">
            <text:p/>
          </table:table-cell>
          <table:table-cell table:formula="of:=IF([Sheet1.D79]=&quot;&quot;;&quot;&quot;;[Sheet1.D79])">
            <text:p/>
          </table:table-cell>
        </table:table-row>
        <table:table-row table:style-name="ro1">
          <table:table-cell table:formula="of:=IF([Sheet1.B80]=&quot;&quot;;&quot;&quot;;[Sheet1.B80])">
            <text:p/>
          </table:table-cell>
          <table:table-cell table:formula="of:=IF([Sheet1.C80]=&quot;&quot;;&quot;&quot;;[Sheet1.C80])">
            <text:p/>
          </table:table-cell>
          <table:table-cell table:formula="of:=IF([Sheet1.D80]=&quot;&quot;;&quot;&quot;;[Sheet1.D80])">
            <text:p/>
          </table:table-cell>
        </table:table-row>
        <table:table-row table:style-name="ro1">
          <table:table-cell table:formula="of:=IF([Sheet1.B81]=&quot;&quot;;&quot;&quot;;[Sheet1.B81])">
            <text:p/>
          </table:table-cell>
          <table:table-cell table:formula="of:=IF([Sheet1.C81]=&quot;&quot;;&quot;&quot;;[Sheet1.C81])">
            <text:p/>
          </table:table-cell>
          <table:table-cell table:formula="of:=IF([Sheet1.D81]=&quot;&quot;;&quot;&quot;;[Sheet1.D81])">
            <text:p/>
          </table:table-cell>
        </table:table-row>
        <table:table-row table:style-name="ro1">
          <table:table-cell table:formula="of:=IF([Sheet1.B82]=&quot;&quot;;&quot;&quot;;[Sheet1.B82])">
            <text:p/>
          </table:table-cell>
          <table:table-cell table:formula="of:=IF([Sheet1.C82]=&quot;&quot;;&quot;&quot;;[Sheet1.C82])">
            <text:p/>
          </table:table-cell>
          <table:table-cell table:formula="of:=IF([Sheet1.D82]=&quot;&quot;;&quot;&quot;;[Sheet1.D82])">
            <text:p/>
          </table:table-cell>
        </table:table-row>
        <table:table-row table:style-name="ro1">
          <table:table-cell table:formula="of:=IF([Sheet1.B83]=&quot;&quot;;&quot;&quot;;[Sheet1.B83])">
            <text:p/>
          </table:table-cell>
          <table:table-cell table:formula="of:=IF([Sheet1.C83]=&quot;&quot;;&quot;&quot;;[Sheet1.C83])">
            <text:p/>
          </table:table-cell>
          <table:table-cell table:formula="of:=IF([Sheet1.D83]=&quot;&quot;;&quot;&quot;;[Sheet1.D83])">
            <text:p/>
          </table:table-cell>
        </table:table-row>
        <table:table-row table:style-name="ro1">
          <table:table-cell table:formula="of:=IF([Sheet1.B84]=&quot;&quot;;&quot;&quot;;[Sheet1.B84])">
            <text:p/>
          </table:table-cell>
          <table:table-cell table:formula="of:=IF([Sheet1.C84]=&quot;&quot;;&quot;&quot;;[Sheet1.C84])">
            <text:p/>
          </table:table-cell>
          <table:table-cell table:formula="of:=IF([Sheet1.D84]=&quot;&quot;;&quot;&quot;;[Sheet1.D84])">
            <text:p/>
          </table:table-cell>
        </table:table-row>
        <table:table-row table:style-name="ro1">
          <table:table-cell table:formula="of:=IF([Sheet1.B85]=&quot;&quot;;&quot;&quot;;[Sheet1.B85])">
            <text:p/>
          </table:table-cell>
          <table:table-cell table:formula="of:=IF([Sheet1.C85]=&quot;&quot;;&quot;&quot;;[Sheet1.C85])">
            <text:p/>
          </table:table-cell>
          <table:table-cell table:formula="of:=IF([Sheet1.D85]=&quot;&quot;;&quot;&quot;;[Sheet1.D85])">
            <text:p/>
          </table:table-cell>
        </table:table-row>
        <table:table-row table:style-name="ro1">
          <table:table-cell table:formula="of:=IF([Sheet1.B86]=&quot;&quot;;&quot;&quot;;[Sheet1.B86])">
            <text:p/>
          </table:table-cell>
          <table:table-cell table:formula="of:=IF([Sheet1.C86]=&quot;&quot;;&quot;&quot;;[Sheet1.C86])">
            <text:p/>
          </table:table-cell>
          <table:table-cell table:formula="of:=IF([Sheet1.D86]=&quot;&quot;;&quot;&quot;;[Sheet1.D86])">
            <text:p/>
          </table:table-cell>
        </table:table-row>
        <table:table-row table:style-name="ro1">
          <table:table-cell table:formula="of:=IF([Sheet1.B87]=&quot;&quot;;&quot;&quot;;[Sheet1.B87])">
            <text:p/>
          </table:table-cell>
          <table:table-cell table:formula="of:=IF([Sheet1.C87]=&quot;&quot;;&quot;&quot;;[Sheet1.C87])">
            <text:p/>
          </table:table-cell>
          <table:table-cell table:formula="of:=IF([Sheet1.D87]=&quot;&quot;;&quot;&quot;;[Sheet1.D87])">
            <text:p/>
          </table:table-cell>
        </table:table-row>
        <table:table-row table:style-name="ro1">
          <table:table-cell table:formula="of:=IF([Sheet1.B88]=&quot;&quot;;&quot;&quot;;[Sheet1.B88])">
            <text:p/>
          </table:table-cell>
          <table:table-cell table:formula="of:=IF([Sheet1.C88]=&quot;&quot;;&quot;&quot;;[Sheet1.C88])">
            <text:p/>
          </table:table-cell>
          <table:table-cell table:formula="of:=IF([Sheet1.D88]=&quot;&quot;;&quot;&quot;;[Sheet1.D88])">
            <text:p/>
          </table:table-cell>
        </table:table-row>
        <table:table-row table:style-name="ro1">
          <table:table-cell table:formula="of:=IF([Sheet1.B89]=&quot;&quot;;&quot;&quot;;[Sheet1.B89])">
            <text:p/>
          </table:table-cell>
          <table:table-cell table:formula="of:=IF([Sheet1.C89]=&quot;&quot;;&quot;&quot;;[Sheet1.C89])">
            <text:p/>
          </table:table-cell>
          <table:table-cell table:formula="of:=IF([Sheet1.D89]=&quot;&quot;;&quot;&quot;;[Sheet1.D89])">
            <text:p/>
          </table:table-cell>
        </table:table-row>
        <table:table-row table:style-name="ro1">
          <table:table-cell table:formula="of:=IF([Sheet1.B90]=&quot;&quot;;&quot;&quot;;[Sheet1.B90])">
            <text:p/>
          </table:table-cell>
          <table:table-cell table:formula="of:=IF([Sheet1.C90]=&quot;&quot;;&quot;&quot;;[Sheet1.C90])">
            <text:p/>
          </table:table-cell>
          <table:table-cell table:formula="of:=IF([Sheet1.D90]=&quot;&quot;;&quot;&quot;;[Sheet1.D90])">
            <text:p/>
          </table:table-cell>
        </table:table-row>
        <table:table-row table:style-name="ro1">
          <table:table-cell table:formula="of:=IF([Sheet1.B91]=&quot;&quot;;&quot;&quot;;[Sheet1.B91])">
            <text:p/>
          </table:table-cell>
          <table:table-cell table:formula="of:=IF([Sheet1.C91]=&quot;&quot;;&quot;&quot;;[Sheet1.C91])">
            <text:p/>
          </table:table-cell>
          <table:table-cell table:formula="of:=IF([Sheet1.D91]=&quot;&quot;;&quot;&quot;;[Sheet1.D91])">
            <text:p/>
          </table:table-cell>
        </table:table-row>
        <table:table-row table:style-name="ro1">
          <table:table-cell table:formula="of:=IF([Sheet1.B92]=&quot;&quot;;&quot;&quot;;[Sheet1.B92])">
            <text:p/>
          </table:table-cell>
          <table:table-cell table:formula="of:=IF([Sheet1.C92]=&quot;&quot;;&quot;&quot;;[Sheet1.C92])">
            <text:p/>
          </table:table-cell>
          <table:table-cell table:formula="of:=IF([Sheet1.D92]=&quot;&quot;;&quot;&quot;;[Sheet1.D92])">
            <text:p/>
          </table:table-cell>
        </table:table-row>
        <table:table-row table:style-name="ro1">
          <table:table-cell table:formula="of:=IF([Sheet1.B93]=&quot;&quot;;&quot;&quot;;[Sheet1.B93])">
            <text:p/>
          </table:table-cell>
          <table:table-cell table:formula="of:=IF([Sheet1.C93]=&quot;&quot;;&quot;&quot;;[Sheet1.C93])">
            <text:p/>
          </table:table-cell>
          <table:table-cell table:formula="of:=IF([Sheet1.D93]=&quot;&quot;;&quot;&quot;;[Sheet1.D93])">
            <text:p/>
          </table:table-cell>
        </table:table-row>
        <table:table-row table:style-name="ro1">
          <table:table-cell table:formula="of:=IF([Sheet1.B94]=&quot;&quot;;&quot;&quot;;[Sheet1.B94])">
            <text:p/>
          </table:table-cell>
          <table:table-cell table:formula="of:=IF([Sheet1.C94]=&quot;&quot;;&quot;&quot;;[Sheet1.C94])">
            <text:p/>
          </table:table-cell>
          <table:table-cell table:formula="of:=IF([Sheet1.D94]=&quot;&quot;;&quot;&quot;;[Sheet1.D94])">
            <text:p/>
          </table:table-cell>
        </table:table-row>
        <table:table-row table:style-name="ro1">
          <table:table-cell table:formula="of:=IF([Sheet1.B95]=&quot;&quot;;&quot;&quot;;[Sheet1.B95])">
            <text:p/>
          </table:table-cell>
          <table:table-cell table:formula="of:=IF([Sheet1.C95]=&quot;&quot;;&quot;&quot;;[Sheet1.C95])">
            <text:p/>
          </table:table-cell>
          <table:table-cell table:formula="of:=IF([Sheet1.D95]=&quot;&quot;;&quot;&quot;;[Sheet1.D95])">
            <text:p/>
          </table:table-cell>
        </table:table-row>
        <table:table-row table:style-name="ro1">
          <table:table-cell table:formula="of:=IF([Sheet1.B96]=&quot;&quot;;&quot;&quot;;[Sheet1.B96])">
            <text:p/>
          </table:table-cell>
          <table:table-cell table:formula="of:=IF([Sheet1.C96]=&quot;&quot;;&quot;&quot;;[Sheet1.C96])">
            <text:p/>
          </table:table-cell>
          <table:table-cell table:formula="of:=IF([Sheet1.D96]=&quot;&quot;;&quot;&quot;;[Sheet1.D96])">
            <text:p/>
          </table:table-cell>
        </table:table-row>
        <table:table-row table:style-name="ro1">
          <table:table-cell table:formula="of:=IF([Sheet1.B97]=&quot;&quot;;&quot;&quot;;[Sheet1.B97])">
            <text:p/>
          </table:table-cell>
          <table:table-cell table:formula="of:=IF([Sheet1.C97]=&quot;&quot;;&quot;&quot;;[Sheet1.C97])">
            <text:p/>
          </table:table-cell>
          <table:table-cell table:formula="of:=IF([Sheet1.D97]=&quot;&quot;;&quot;&quot;;[Sheet1.D97])">
            <text:p/>
          </table:table-cell>
        </table:table-row>
        <table:table-row table:style-name="ro1">
          <table:table-cell table:formula="of:=IF([Sheet1.B98]=&quot;&quot;;&quot;&quot;;[Sheet1.B98])">
            <text:p/>
          </table:table-cell>
          <table:table-cell table:formula="of:=IF([Sheet1.C98]=&quot;&quot;;&quot;&quot;;[Sheet1.C98])">
            <text:p/>
          </table:table-cell>
          <table:table-cell table:formula="of:=IF([Sheet1.D98]=&quot;&quot;;&quot;&quot;;[Sheet1.D98])">
            <text:p/>
          </table:table-cell>
        </table:table-row>
        <table:table-row table:style-name="ro1">
          <table:table-cell table:formula="of:=IF([Sheet1.B99]=&quot;&quot;;&quot;&quot;;[Sheet1.B99])">
            <text:p/>
          </table:table-cell>
          <table:table-cell table:formula="of:=IF([Sheet1.C99]=&quot;&quot;;&quot;&quot;;[Sheet1.C99])">
            <text:p/>
          </table:table-cell>
          <table:table-cell table:formula="of:=IF([Sheet1.D99]=&quot;&quot;;&quot;&quot;;[Sheet1.D99])">
            <text:p/>
          </table:table-cell>
        </table:table-row>
        <table:table-row table:style-name="ro1">
          <table:table-cell table:formula="of:=IF([Sheet1.B100]=&quot;&quot;;&quot;&quot;;[Sheet1.B100])">
            <text:p/>
          </table:table-cell>
          <table:table-cell table:formula="of:=IF([Sheet1.C100]=&quot;&quot;;&quot;&quot;;[Sheet1.C100])">
            <text:p/>
          </table:table-cell>
          <table:table-cell table:formula="of:=IF([Sheet1.D100]=&quot;&quot;;&quot;&quot;;[Sheet1.D100])">
            <text:p/>
          </table:table-cell>
        </table:table-row>
        <table:table-row table:style-name="ro1">
          <table:table-cell table:formula="of:=IF([Sheet1.B101]=&quot;&quot;;&quot;&quot;;[Sheet1.B101])">
            <text:p/>
          </table:table-cell>
          <table:table-cell table:formula="of:=IF([Sheet1.C101]=&quot;&quot;;&quot;&quot;;[Sheet1.C101])">
            <text:p/>
          </table:table-cell>
          <table:table-cell table:formula="of:=IF([Sheet1.D101]=&quot;&quot;;&quot;&quot;;[Sheet1.D101])">
            <text:p/>
          </table:table-cell>
        </table:table-row>
      </table:table>
      <table:table table:name="Sheet1" table:style-name="ta1" table:print="false"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4" table:number-columns-repeated="1017" table:default-cell-style-name="Default"/>
        <table:table-row table:style-name="ro1">
          <table:table-cell office:value-type="string">
            <text:p>SYMBOL</text:p>
          </table:table-cell>
          <table:table-cell table:style-name="Default" office:value-type="string">
            <text:p>INSTRUMENT</text:p>
          </table:table-cell>
          <table:table-cell office:value-type="string">
            <text:p>MARKET WATCH</text:p>
          </table:table-cell>
          <table:table-cell office:value-type="string">
            <text:p>TOTAL VOL/OI</text:p>
          </table:table-cell>
          <table:table-cell office:value-type="string">
            <text:p>SECOND CHOICE</text:p>
          </table:table-cell>
          <table:table-cell/>
          <table:table-cell office:value-type="string">
            <text:p>COMMENTS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>
            <text:p>CDX</text:p>
          </table:table-cell>
          <table:table-cell table:style-name="ce2" office:value-type="string">
            <text:p>http://www.marketwatch.com/investing/cds-bonds-indexes</text:p>
          </table:table-cell>
          <table:table-cell table:style-name="ce2"/>
          <table:table-cell table:style-name="ce2" table:number-columns-repeated="1020"/>
        </table:table-row>
        <table:table-row table:style-name="ro1">
          <table:table-cell table:style-name="ce3"/>
          <table:table-cell table:style-name="ce3" office:value-type="string">
            <text:p>CDS</text:p>
          </table:table-cell>
          <table:table-cell table:style-name="ce3" office:value-type="string">
            <text:p>http://www.worldgovernmentbonds.com/sovereign-cds/</text:p>
          </table:table-cell>
          <table:table-cell table:style-name="ce3"/>
          <table:table-cell table:style-name="ce3" table:number-columns-repeated="1020"/>
        </table:table-row>
        <table:table-row table:style-name="ro1">
          <table:table-cell/>
          <table:table-cell office:value-type="string">
            <text:p>HANGSENG.i</text:p>
          </table:table-cell>
          <table:table-cell office:value-type="string">
            <text:p>http://www.marketwatch.com/investing/index/hsi?countrycode=hk</text:p>
          </table:table-cell>
          <table:table-cell/>
          <table:table-cell table:number-columns-repeated="1020"/>
        </table:table-row>
        <table:table-row table:style-name="ro1">
          <table:table-cell/>
          <table:table-cell office:value-type="string">
            <text:p>HANGSENG.F</text:p>
          </table:table-cell>
          <table:table-cell office:value-type="string">
            <text:p>http://www.marketwatch.com/investing/future/hang%20seng%20futures?countrycode=hk</text:p>
          </table:table-cell>
          <table:table-cell/>
          <table:table-cell table:number-columns-repeated="1020"/>
        </table:table-row>
        <table:table-row table:style-name="ro1">
          <table:table-cell/>
          <table:table-cell office:value-type="string">
            <text:p>NIKKEI.i</text:p>
          </table:table-cell>
          <table:table-cell office:value-type="string">
            <text:p>http://www.marketwatch.com/investing/index/nik?countrycode=jp</text:p>
          </table:table-cell>
          <table:table-cell/>
          <table:table-cell table:number-columns-repeated="1020"/>
        </table:table-row>
        <table:table-row table:style-name="ro1">
          <table:table-cell/>
          <table:table-cell office:value-type="string">
            <text:p>NIKKEI.F</text:p>
          </table:table-cell>
          <table:table-cell office:value-type="string">
            <text:p>http://www.marketwatch.com/investing/future/nikkei%20futures</text:p>
          </table:table-cell>
          <table:table-cell/>
          <table:table-cell table:number-columns-repeated="1020"/>
        </table:table-row>
        <table:table-row table:style-name="ro1">
          <table:table-cell office:value-type="string">
            <text:p>CAC</text:p>
          </table:table-cell>
          <table:table-cell office:value-type="string">
            <text:p>CAC.i</text:p>
          </table:table-cell>
          <table:table-cell office:value-type="string">
            <text:p>https://www.bloomberg.com/quote/CAC:IND</text:p>
          </table:table-cell>
          <table:table-cell/>
          <table:table-cell table:number-columns-repeated="1020"/>
        </table:table-row>
        <table:table-row table:style-name="ro1">
          <table:table-cell office:value-type="string">
            <text:p>MIB</text:p>
          </table:table-cell>
          <table:table-cell office:value-type="string">
            <text:p>MIB.i</text:p>
          </table:table-cell>
          <table:table-cell office:value-type="string">
            <text:p>https://www.bloomberg.com/quote/FTSEMIB:IND</text:p>
          </table:table-cell>
          <table:table-cell/>
          <table:table-cell table:number-columns-repeated="1020"/>
        </table:table-row>
        <table:table-row table:style-name="ro1">
          <table:table-cell/>
          <table:table-cell office:value-type="string">
            <text:p>FTSE.i</text:p>
          </table:table-cell>
          <table:table-cell office:value-type="string">
            <text:p>https://www.bloomberg.com/quote/UKX:IND</text:p>
          </table:table-cell>
          <table:table-cell/>
          <table:table-cell table:number-columns-repeated="1020"/>
        </table:table-row>
        <table:table-row table:style-name="ro1">
          <table:table-cell office:value-type="string">
            <text:p>FTSE</text:p>
          </table:table-cell>
          <table:table-cell office:value-type="string">
            <text:p>FTSE.F</text:p>
          </table:table-cell>
          <table:table-cell office:value-type="string">
            <text:p>http://www.marketwatch.com/investing/future/ftse%20futures?countrycode=uk</text:p>
          </table:table-cell>
          <table:table-cell/>
          <table:table-cell table:number-columns-repeated="1020"/>
        </table:table-row>
        <table:table-row table:style-name="ro1">
          <table:table-cell office:value-type="string">
            <text:p>SXXP</text:p>
          </table:table-cell>
          <table:table-cell office:value-type="string">
            <text:p>STOXX600.i</text:p>
          </table:table-cell>
          <table:table-cell office:value-type="string">
            <text:p>http://www.marketwatch.com/investing/index/sxxp?countrycode=xx</text:p>
          </table:table-cell>
          <table:table-cell/>
          <table:table-cell table:number-columns-repeated="1020"/>
        </table:table-row>
        <table:table-row table:style-name="ro1">
          <table:table-cell office:value-type="string">
            <text:p>FXXP</text:p>
          </table:table-cell>
          <table:table-cell office:value-type="string">
            <text:p>STOXX600.F</text:p>
          </table:table-cell>
          <table:table-cell office:value-type="string">
            <text:p>http://www.marketwatch.com/investing/future/stoxx%20600%20futures?countrycode=de&amp;iso=xeur</text:p>
          </table:table-cell>
          <table:table-cell/>
          <table:table-cell/>
          <table:table-cell office:value-type="string">
            <text:p>http://www.eurexchange.com/exchange-en/products/idx/stx/bmc/18044!quotesSingleViewFuture?maturityDate=</text:p>
          </table:table-cell>
          <table:table-cell table:number-columns-repeated="1018"/>
        </table:table-row>
        <table:table-row table:style-name="ro1">
          <table:table-cell office:value-type="string">
            <text:p>SX5E</text:p>
          </table:table-cell>
          <table:table-cell office:value-type="string">
            <text:p>STOXX50.i</text:p>
          </table:table-cell>
          <table:table-cell office:value-type="string">
            <text:p>https://www.bloomberg.com/quote/SX5E:IND</text:p>
          </table:table-cell>
          <table:table-cell/>
          <table:table-cell table:number-columns-repeated="1020"/>
        </table:table-row>
        <table:table-row table:style-name="ro1">
          <table:table-cell office:value-type="string">
            <text:p>FESX</text:p>
          </table:table-cell>
          <table:table-cell office:value-type="string">
            <text:p>STOXX50.F</text:p>
          </table:table-cell>
          <table:table-cell office:value-type="string">
            <text:p>http://www.marketwatch.com/investing/future/euro%20stoxx%2050%20futures?countrycode=de&amp;iso=xeur</text:p>
          </table:table-cell>
          <table:table-cell/>
          <table:table-cell office:value-type="string">
            <text:p>https://www.bloomberg.com/quote/VG1:IND</text:p>
          </table:table-cell>
          <table:table-cell office:value-type="string">
            <text:p>http://www.eurexchange.com/exchange-en/products/idx/stx/blc/18956!quotesSingleViewFuture?maturityDate=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AX.i</text:p>
          </table:table-cell>
          <table:table-cell office:value-type="string">
            <text:p>https://www.bloomberg.com/quote/DAX:IND</text:p>
          </table:table-cell>
          <table:table-cell/>
          <table:table-cell table:number-columns-repeated="1020"/>
        </table:table-row>
        <table:table-row table:style-name="ro1">
          <table:table-cell office:value-type="string">
            <text:p>FDAX</text:p>
          </table:table-cell>
          <table:table-cell office:value-type="string">
            <text:p>DAX.F</text:p>
          </table:table-cell>
          <table:table-cell office:value-type="string">
            <text:p>http://www.marketwatch.com/investing/future/dax%20futures?countrycode=de&amp;iso=xeur</text:p>
          </table:table-cell>
          <table:table-cell/>
          <table:table-cell office:value-type="string">
            <text:p>https://www.bloomberg.com/quote/GX1:IND</text:p>
          </table:table-cell>
          <table:table-cell office:value-type="string">
            <text:p>http://www.eurexchange.com/exchange-en/products/idx/dax/17208!quotesSingleViewFuture?maturityDate=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USSEL</text:p>
          </table:table-cell>
          <table:table-cell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DJIA</text:p>
          </table:table-cell>
          <table:table-cell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NASDAQ</text:p>
          </table:table-cell>
          <table:table-cell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SPX.i</text:p>
          </table:table-cell>
          <table:table-cell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5" office:value-type="string">
            <text:p>ES.F</text:p>
          </table:table-cell>
          <table:table-cell table:number-columns-repeated="2" table:style-name="ce3"/>
          <table:table-cell table:style-name="ce3" table:number-columns-repeated="1020"/>
        </table:table-row>
        <table:table-row table:style-name="ro1">
          <table:table-cell office:value-type="string">
            <text:p>GE/ED</text:p>
          </table:table-cell>
          <table:table-cell table:style-name="ce6" office:value-type="string">
            <text:p>EURODOLLAR.F</text:p>
          </table:table-cell>
          <table:table-cell office:value-type="string">
            <text:p>http://www.marketwatch.com/investing/future/3-month%20euro%20dollar</text:p>
          </table:table-cell>
          <table:table-cell office:value-type="string">
            <text:p>http://www.cmegroup.com/trading/interest-rates/stir/eurodollar.html</text:p>
          </table:table-cell>
          <table:table-cell table:number-columns-repeated="1020"/>
        </table:table-row>
        <table:table-row table:style-name="ro2">
          <table:table-cell office:value-type="string">
            <text:p>ZT/TU</text:p>
          </table:table-cell>
          <table:table-cell table:style-name="ce6" office:value-type="string">
            <text:p>US2.F</text:p>
          </table:table-cell>
          <table:table-cell office:value-type="string">
            <text:p>http://www.marketwatch.com/investing/future/2-year%20treasury%20notes</text:p>
          </table:table-cell>
          <table:table-cell table:style-name="ce9" office:value-type="string">
            <text:p><text:span text:style-name="T1"><text:a xlink:href="https://www.cmegroup.com/trading/interest-rates/us-treasury/2-">https://www.cmegroup.com/trading/interest-rates/us-treasury/2-</text:a></text:span><text:span text:style-name="T1">year-us-treasury-note.html</text:span></text:p>
          </table:table-cell>
          <table:table-cell table:number-columns-repeated="1020"/>
        </table:table-row>
        <table:table-row table:style-name="ro1">
          <table:table-cell office:value-type="string">
            <text:p>ZF/TV</text:p>
          </table:table-cell>
          <table:table-cell table:style-name="ce6" office:value-type="string">
            <text:p>US5.F</text:p>
          </table:table-cell>
          <table:table-cell office:value-type="string">
            <text:p>http://www.marketwatch.com/investing/future/5-year%20treasury%20notes</text:p>
          </table:table-cell>
          <table:table-cell office:value-type="string">
            <text:p>https://www.cmegroup.com/trading/interest-rates/us-treasury/5-year-us-treasury-note.html</text:p>
          </table:table-cell>
          <table:table-cell table:number-columns-repeated="1020"/>
        </table:table-row>
        <table:table-row table:style-name="ro2">
          <table:table-cell office:value-type="string">
            <text:p>ZN/TY</text:p>
          </table:table-cell>
          <table:table-cell table:style-name="ce6" office:value-type="string">
            <text:p>US10.F</text:p>
          </table:table-cell>
          <table:table-cell office:value-type="string">
            <text:p><text:a xlink:href="http://www.marketwatch.com/investing/future/10-">http://www.marketwatch.com/investing/future/10-</text:a>year%20treasury%20notes</text:p>
          </table:table-cell>
          <table:table-cell office:value-type="string">
            <text:p>http://www.cmegroup.com/trading/interest-rates/us-treasury/10-year-us-treasury-note.html</text:p>
          </table:table-cell>
          <table:table-cell table:number-columns-repeated="1020"/>
        </table:table-row>
        <table:table-row table:style-name="ro1">
          <table:table-cell office:value-type="string">
            <text:p>ZB/US</text:p>
          </table:table-cell>
          <table:table-cell table:style-name="ce6" office:value-type="string">
            <text:p>US30.F</text:p>
          </table:table-cell>
          <table:table-cell office:value-type="string">
            <text:p>http://www.marketwatch.com/investing/future/30-year%20treasury%20notes</text:p>
          </table:table-cell>
          <table:table-cell office:value-type="string">
            <text:p>http://www.cmegroup.com/trading/interest-rates/us-treasury/30-year-us-treasury-bond.html</text:p>
          </table:table-cell>
          <table:table-cell table:number-columns-repeated="1020"/>
        </table:table-row>
        <table:table-row table:style-name="ro1">
          <table:table-cell office:value-type="string">
            <text:p>FGBS</text:p>
          </table:table-cell>
          <table:table-cell table:style-name="ce6" office:value-type="string">
            <text:p>GER2.F</text:p>
          </table:table-cell>
          <table:table-cell office:value-type="string">
            <text:p>http://www.marketwatch.com/investing/future/2-year%20euro%20schatz?countrycode=de&amp;iso=xeur</text:p>
          </table:table-cell>
          <table:table-cell/>
          <table:table-cell table:number-columns-repeated="1020"/>
        </table:table-row>
        <table:table-row table:style-name="ro1">
          <table:table-cell office:value-type="string">
            <text:p>FGBM</text:p>
          </table:table-cell>
          <table:table-cell table:style-name="ce6" office:value-type="string">
            <text:p>GER5.F</text:p>
          </table:table-cell>
          <table:table-cell office:value-type="string">
            <text:p>http://www.marketwatch.com/investing/future/5-year%20euro%20bob?countrycode=de&amp;iso=xeur</text:p>
          </table:table-cell>
          <table:table-cell/>
          <table:table-cell office:value-type="string">
            <text:p>http://www.eurexchange.com/exchange-en/products/int/fix/government-bonds/15646!quotesSingleViewFuture?maturityDate=</text:p>
          </table:table-cell>
          <table:table-cell table:number-columns-repeated="1019"/>
        </table:table-row>
        <table:table-row table:style-name="ro1">
          <table:table-cell office:value-type="string">
            <text:p>FGBL</text:p>
          </table:table-cell>
          <table:table-cell table:style-name="ce6" office:value-type="string">
            <text:p>GER10.F</text:p>
          </table:table-cell>
          <table:table-cell office:value-type="string">
            <text:p>http://www.marketwatch.com/investing/future/10-year%20euro%20bund?countrycode=de&amp;iso=xeur</text:p>
          </table:table-cell>
          <table:table-cell/>
          <table:table-cell office:value-type="string">
            <text:p>http://www.eurexchange.com/exchange-en/products/int/fix/government-bonds/14772!quotesSingleViewFuture?maturityDate=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JAP5.Y</text:p>
          </table:table-cell>
          <table:table-cell office:value-type="string">
            <text:p>https://www.bloomberg.com/quote/GJGB5:IND</text:p>
          </table:table-cell>
          <table:table-cell/>
          <table:table-cell table:number-columns-repeated="1020"/>
        </table:table-row>
        <table:table-row table:style-name="ro1">
          <table:table-cell/>
          <table:table-cell table:style-name="ce6" office:value-type="string">
            <text:p>JAP10.Y</text:p>
          </table:table-cell>
          <table:table-cell office:value-type="string">
            <text:p>https://www.bloomberg.com/quote/GJGB10:IND</text:p>
          </table:table-cell>
          <table:table-cell/>
          <table:table-cell table:number-columns-repeated="1020"/>
        </table:table-row>
        <table:table-row table:style-name="ro1">
          <table:table-cell/>
          <table:table-cell table:style-name="ce6" office:value-type="string">
            <text:p>UK5.Y</text:p>
          </table:table-cell>
          <table:table-cell office:value-type="string">
            <text:p>https://www.bloomberg.com/quote/GUKG5:IND</text:p>
          </table:table-cell>
          <table:table-cell/>
          <table:table-cell table:number-columns-repeated="1020"/>
        </table:table-row>
        <table:table-row table:style-name="ro1">
          <table:table-cell/>
          <table:table-cell table:style-name="ce6" office:value-type="string">
            <text:p>UK10.Y</text:p>
          </table:table-cell>
          <table:table-cell office:value-type="string">
            <text:p>https://www.bloomberg.com/quote/GUKG10:IND</text:p>
          </table:table-cell>
          <table:table-cell/>
          <table:table-cell table:number-columns-repeated="1020"/>
        </table:table-row>
        <table:table-row table:style-name="ro1">
          <table:table-cell table:style-name="ce3"/>
          <table:table-cell table:style-name="ce7" office:value-type="string">
            <text:p>ITA10.Y</text:p>
          </table:table-cell>
          <table:table-cell table:style-name="ce3" office:value-type="string">
            <text:p>https://www.bloomberg.com/quote/GBTPGR10:IND</text:p>
          </table:table-cell>
          <table:table-cell table:style-name="ce3"/>
          <table:table-cell table:style-name="ce3" table:number-columns-repeated="1020"/>
        </table:table-row>
        <table:table-row table:style-name="ro1">
          <table:table-cell/>
          <table:table-cell office:value-type="string">
            <text:p>US.YC</text:p>
          </table:table-cell>
          <table:table-cell office:value-type="string">
            <text:p>http://www.worldgovernmentbonds.com/country/united-states/</text:p>
          </table:table-cell>
          <table:table-cell/>
          <table:table-cell office:value-type="string">
            <text:p>http://www.cnbc.com/bonds-us-treasurys/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JAP.YC</text:p>
          </table:table-cell>
          <table:table-cell office:value-type="string">
            <text:p>http://www.worldgovernmentbonds.com/country/japan/</text:p>
          </table:table-cell>
          <table:table-cell/>
          <table:table-cell office:value-type="string">
            <text:p>http://www.cnbc.com/bonds-japan-treasurys/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ER.YC</text:p>
          </table:table-cell>
          <table:table-cell office:value-type="string">
            <text:p>http://www.worldgovernmentbonds.com/country/germany/</text:p>
          </table:table-cell>
          <table:table-cell/>
          <table:table-cell office:value-type="string">
            <text:p>http://www.cnbc.com/bonds-germany-treasurys/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UK.YC</text:p>
          </table:table-cell>
          <table:table-cell office:value-type="string">
            <text:p>http://www.worldgovernmentbonds.com/country/united-kingdom/</text:p>
          </table:table-cell>
          <table:table-cell/>
          <table:table-cell office:value-type="string">
            <text:p>http://www.cnbc.com/bonds-uk-treasurys/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TA.YC</text:p>
          </table:table-cell>
          <table:table-cell office:value-type="string">
            <text:p>http://www.worldgovernmentbonds.com/country/italy/</text:p>
          </table:table-cell>
          <table:table-cell/>
          <table:table-cell office:value-type="string">
            <text:p>http://www.cnbc.com/bonds-italy-treasurys/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5" office:value-type="string">
            <text:p>FRA.YC</text:p>
          </table:table-cell>
          <table:table-cell table:style-name="ce3" office:value-type="string">
            <text:p>http://www.worldgovernmentbonds.com/country/france/</text:p>
          </table:table-cell>
          <table:table-cell table:style-name="ce3"/>
          <table:table-cell table:style-name="ce3" office:value-type="string">
            <text:p>http://www.cnbc.com/bonds-france-treasurys/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DXY</text:p>
          </table:table-cell>
          <table:table-cell table:style-name="ce6" office:value-type="string">
            <text:p>DOLLAR.i</text:p>
          </table:table-cell>
          <table:table-cell office:value-type="string">
            <text:p>https://www.bloomberg.com/quote/DXY:CUR</text:p>
          </table:table-cell>
          <table:table-cell/>
          <table:table-cell table:number-columns-repeated="1020"/>
        </table:table-row>
        <table:table-row table:style-name="ro1">
          <table:table-cell/>
          <table:table-cell table:style-name="ce6" office:value-type="string">
            <text:p>EURUSD.S</text:p>
          </table:table-cell>
          <table:table-cell office:value-type="string">
            <text:p>https://www.bloomberg.com/quote/EURUSD:CUR</text:p>
          </table:table-cell>
          <table:table-cell/>
          <table:table-cell table:number-columns-repeated="1020"/>
        </table:table-row>
        <table:table-row table:style-name="ro1">
          <table:table-cell/>
          <table:table-cell table:style-name="ce6" office:value-type="string">
            <text:p>EURUSD.Fr</text:p>
          </table:table-cell>
          <table:table-cell/>
          <table:table-cell office:value-type="string">
            <text:p>http://www.cmegroup.com/trading/fx/g10/euro-fx.html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>
            <text:p>GBPUSD.S</text:p>
          </table:table-cell>
          <table:table-cell office:value-type="string">
            <text:p>https://www.bloomberg.com/quote/GBPUSD:CUR</text:p>
          </table:table-cell>
          <table:table-cell/>
          <table:table-cell table:number-columns-repeated="1020"/>
        </table:table-row>
        <table:table-row table:style-name="ro1">
          <table:table-cell/>
          <table:table-cell table:style-name="ce6" office:value-type="string">
            <text:p>GBPUSD.Fr</text:p>
          </table:table-cell>
          <table:table-cell/>
          <table:table-cell office:value-type="string">
            <text:p>http://www.cmegroup.com/trading/fx/g10/british-pound.html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>
            <text:p>AUDUSD.S</text:p>
          </table:table-cell>
          <table:table-cell office:value-type="string">
            <text:p>https://www.bloomberg.com/quote/AUDUSD:CUR</text:p>
          </table:table-cell>
          <table:table-cell/>
          <table:table-cell table:number-columns-repeated="1020"/>
        </table:table-row>
        <table:table-row table:style-name="ro1">
          <table:table-cell/>
          <table:table-cell table:style-name="ce6" office:value-type="string">
            <text:p>AUDUSD.Fr</text:p>
          </table:table-cell>
          <table:table-cell/>
          <table:table-cell office:value-type="string">
            <text:p>http://www.cmegroup.com/trading/fx/g10/australian-dollar.html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>
            <text:p>EURYEN.S</text:p>
          </table:table-cell>
          <table:table-cell office:value-type="string">
            <text:p>https://www.bloomberg.com/quote/EURJPY:CUR</text:p>
          </table:table-cell>
          <table:table-cell/>
          <table:table-cell table:number-columns-repeated="1020"/>
        </table:table-row>
        <table:table-row table:style-name="ro1">
          <table:table-cell/>
          <table:table-cell table:style-name="ce6" office:value-type="string">
            <text:p>EURYEN.Fr</text:p>
          </table:table-cell>
          <table:table-cell/>
          <table:table-cell office:value-type="string">
            <text:p>http://www.cmegroup.com/trading/fx/g10/euro-fx-japanese-yen.html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>
            <text:p>USDYEN.S</text:p>
          </table:table-cell>
          <table:table-cell office:value-type="string">
            <text:p>https://www.bloomberg.com/quote/USDJPY:CUR</text:p>
          </table:table-cell>
          <table:table-cell/>
          <table:table-cell table:number-columns-repeated="1020"/>
        </table:table-row>
        <table:table-row table:style-name="ro1">
          <table:table-cell/>
          <table:table-cell table:style-name="ce6" office:value-type="string">
            <text:p>USDYEN.Fr</text:p>
          </table:table-cell>
          <table:table-cell/>
          <table:table-cell office:value-type="string">
            <text:p>http://www.cmegroup.com/trading/fx/g10/japanese-yen.html</text:p>
          </table:table-cell>
          <table:table-cell table:number-columns-repeated="2"/>
          <table:table-cell office:value-type="string">
            <text:p>needs to be inverted cus is given in the spot as JPY but future is given as USD.. so divide 1 by usd future value to get Jpy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8" office:value-type="string">
            <text:p>USDCHF.S</text:p>
          </table:table-cell>
          <table:table-cell table:style-name="ce1" office:value-type="string">
            <text:p>https://www.bloomberg.com/quote/USDCHF:CUR</text:p>
          </table:table-cell>
          <table:table-cell/>
          <table:table-cell table:number-columns-repeated="1020"/>
        </table:table-row>
        <table:table-row table:style-name="ro1">
          <table:table-cell table:style-name="ce3"/>
          <table:table-cell table:style-name="ce7" office:value-type="string">
            <text:p>USDCHF.Fr</text:p>
          </table:table-cell>
          <table:table-cell table:style-name="ce3"/>
          <table:table-cell table:style-name="ce3" office:value-type="string">
            <text:p>http://www.cmegroup.com/trading/fx/g10/swiss-franc.html</text:p>
          </table:table-cell>
          <table:table-cell table:style-name="ce3" table:number-columns-repeated="2"/>
          <table:table-cell table:style-name="ce3" office:value-type="string">
            <text:p>needs to be inverted cus is given in the spot as JPY but future is given as USD.. so divide 1 by usd future value to get Jpy</text:p>
          </table:table-cell>
          <table:table-cell table:style-name="ce3" table:number-columns-repeated="1017"/>
        </table:table-row>
        <table:table-row table:style-name="ro1">
          <table:table-cell office:value-type="string">
            <text:p>XAU</text:p>
          </table:table-cell>
          <table:table-cell office:value-type="string">
            <text:p>GOLD.S</text:p>
          </table:table-cell>
          <table:table-cell office:value-type="string">
            <text:p>https://www.bloomberg.com/quote/XAUUSD:CUR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7"/>
        </table:table-row>
        <table:table-row table:style-name="ro1">
          <table:table-cell office:value-type="string">
            <text:p>GC</text:p>
          </table:table-cell>
          <table:table-cell office:value-type="string">
            <text:p>GOLD.F</text:p>
          </table:table-cell>
          <table:table-cell office:value-type="string">
            <text:p>http://www.marketwatch.com/investing/future/gold</text:p>
          </table:table-cell>
          <table:table-cell office:value-type="string">
            <text:p>http://www.cmegroup.com/trading/metals/precious/gold.html</text:p>
          </table:table-cell>
          <table:table-cell office:value-type="string">
            <text:p>https://www.bloomberg.com/quote/GC1:COM</text:p>
          </table:table-cell>
          <table:table-cell/>
          <table:table-cell office:value-type="string">
            <text:p>both make mistake not to take highest volume but a further away month, MW has better price slighlty</text:p>
          </table:table-cell>
          <table:table-cell table:number-columns-repeated="1017"/>
        </table:table-row>
        <table:table-row table:style-name="ro1">
          <table:table-cell office:value-type="string">
            <text:p>XAG</text:p>
          </table:table-cell>
          <table:table-cell office:value-type="string">
            <text:p>SILVER.S</text:p>
          </table:table-cell>
          <table:table-cell office:value-type="string">
            <text:p>https://www.bloomberg.com/quote/XAG:CUR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7"/>
        </table:table-row>
        <table:table-row table:style-name="ro1">
          <table:table-cell office:value-type="string">
            <text:p>SI</text:p>
          </table:table-cell>
          <table:table-cell office:value-type="string">
            <text:p>SILVER.F</text:p>
          </table:table-cell>
          <table:table-cell office:value-type="string">
            <text:p>http://www.marketwatch.com/investing/future/silver</text:p>
          </table:table-cell>
          <table:table-cell office:value-type="string">
            <text:p>http://www.cmegroup.com/trading/metals/precious/silver.html</text:p>
          </table:table-cell>
          <table:table-cell office:value-type="string">
            <text:p>https://www.bloomberg.com/quote/SI1:COM</text:p>
          </table:table-cell>
          <table:table-cell/>
          <table:table-cell office:value-type="string">
            <text:p>same</text:p>
          </table:table-cell>
          <table:table-cell table:number-columns-repeated="1017"/>
        </table:table-row>
        <table:table-row table:style-name="ro1">
          <table:table-cell office:value-type="string">
            <text:p>HG</text:p>
          </table:table-cell>
          <table:table-cell office:value-type="string">
            <text:p>COPPER.F</text:p>
          </table:table-cell>
          <table:table-cell office:value-type="string">
            <text:p>http://www.marketwatch.com/investing/future/copper</text:p>
          </table:table-cell>
          <table:table-cell office:value-type="string">
            <text:p>http://www.cmegroup.com/trading/metals/base/copper.html</text:p>
          </table:table-cell>
          <table:table-cell office:value-type="string">
            <text:p>https://www.bloomberg.com/quote/HG1:COM</text:p>
          </table:table-cell>
          <table:table-cell/>
          <table:table-cell office:value-type="string">
            <text:p>same, MW better pric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.F</text:p>
          </table:table-cell>
          <table:table-cell office:value-type="string">
            <text:p>http://www.marketwatch.com/investing/future/crude%20oil%20-%20electronic</text:p>
          </table:table-cell>
          <table:table-cell office:value-type="string">
            <text:p>http://www.cmegroup.com/trading/energy/crude-oil/light-sweet-crude.html</text:p>
          </table:table-cell>
          <table:table-cell office:value-type="string">
            <text:p>https://www.bloomberg.com/quote/CL1:COM</text:p>
          </table:table-cell>
          <table:table-cell/>
          <table:table-cell office:value-type="string">
            <text:p>MW slightly better volume, same price</text:p>
          </table:table-cell>
          <table:table-cell table:number-columns-repeated="1017"/>
        </table:table-row>
        <table:table-row table:style-name="ro1">
          <table:table-cell office:value-type="string">
            <text:p>CL</text:p>
          </table:table-cell>
          <table:table-cell office:value-type="string">
            <text:p>WTI.F</text:p>
          </table:table-cell>
          <table:table-cell office:value-type="string">
            <text:p>http://www.marketwatch.com/investing/future/wti%20crude?countrycode=uk</text:p>
          </table:table-cell>
          <table:table-cell/>
          <table:table-cell office:value-type="string">
            <text:p>…</text:p>
          </table:table-cell>
          <table:table-cell/>
          <table:table-cell office:value-type="string">
            <text:p>bloomberg does not have wti only cl</text:p>
          </table:table-cell>
          <table:table-cell table:number-columns-repeated="1017"/>
        </table:table-row>
        <table:table-row table:style-name="ro1">
          <table:table-cell office:value-type="string">
            <text:p>CO</text:p>
          </table:table-cell>
          <table:table-cell office:value-type="string">
            <text:p>BRENT.F</text:p>
          </table:table-cell>
          <table:table-cell office:value-type="string">
            <text:p>http://www.marketwatch.com/investing/future/brent%20crude?countrycode=uk</text:p>
          </table:table-cell>
          <table:table-cell/>
          <table:table-cell office:value-type="string">
            <text:p>https://www.bloomberg.com/quote/CO1:COM</text:p>
          </table:table-cell>
          <table:table-cell/>
          <table:table-cell office:value-type="string">
            <text:p>same volume, MW gets OI that w could not get otherwise, same price</text:p>
          </table:table-cell>
          <table:table-cell table:number-columns-repeated="1017"/>
        </table:table-row>
        <table:table-row table:style-name="ro1">
          <table:table-cell office:value-type="string">
            <text:p>NG</text:p>
          </table:table-cell>
          <table:table-cell office:value-type="string">
            <text:p>NATURALGAS.F</text:p>
          </table:table-cell>
          <table:table-cell office:value-type="string">
            <text:p>http://www.marketwatch.com/investing/future/natural%20gas</text:p>
          </table:table-cell>
          <table:table-cell office:value-type="string">
            <text:p>http://www.cmegroup.com/trading/energy/natural-gas/natural-gas.html</text:p>
          </table:table-cell>
          <table:table-cell office:value-type="string">
            <text:p>https://www.bloomberg.com/quote/NG1:COM</text:p>
          </table:table-cell>
          <table:table-cell/>
          <table:table-cell office:value-type="string">
            <text:p>bloomberg get highest volume cus on frist month.MW gets second higest volume cus gets secodn month, Bloomberg gets right price cus on first month</text:p>
          </table:table-cell>
          <table:table-cell table:number-columns-repeated="1017"/>
        </table:table-row>
        <table:table-row table:style-name="ro1">
          <table:table-cell office:value-type="string">
            <text:p>C</text:p>
          </table:table-cell>
          <table:table-cell office:value-type="string">
            <text:p>CORN.F</text:p>
          </table:table-cell>
          <table:table-cell office:value-type="string">
            <text:p>http://www.marketwatch.com/investing/future/corn</text:p>
          </table:table-cell>
          <table:table-cell office:value-type="string">
            <text:p>http://www.cmegroup.com/trading/agricultural/grain-and-oilseed/corn.html</text:p>
          </table:table-cell>
          <table:table-cell office:value-type="string">
            <text:p>https://www.bloomberg.com/quote/C%201:COM</text:p>
          </table:table-cell>
          <table:table-cell/>
          <table:table-cell office:value-type="string">
            <text:p>same first volume, better MW pri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</text:p>
          </table:table-cell>
          <table:table-cell table:style-name="ce5" office:value-type="string">
            <text:p>SOYBEAN.F</text:p>
          </table:table-cell>
          <table:table-cell table:style-name="ce3" office:value-type="string">
            <text:p>http://www.marketwatch.com/investing/future/soybeans</text:p>
          </table:table-cell>
          <table:table-cell table:style-name="ce3" office:value-type="string">
            <text:p>http://www.cmegroup.com/trading/agricultural/grain-and-oilseed/soybean.html</text:p>
          </table:table-cell>
          <table:table-cell table:style-name="ce3" office:value-type="string">
            <text:p>https://www.bloomberg.com/quote/S%201:COM</text:p>
          </table:table-cell>
          <table:table-cell table:style-name="ce3"/>
          <table:table-cell table:style-name="ce3" office:value-type="string">
            <text:p>same highest volume, better price for MW</text:p>
          </table:table-cell>
          <table:table-cell table:style-name="ce3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6">06/08/2017</text:date>, <text:time>11:0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5T09:33:32</dc:date>
    <meta:generator>OpenOffice/4.1.2$Unix OpenOffice.org_project/412m3$Build-9782</meta:generator>
    <meta:editing-duration>P4DT12H47M2S</meta:editing-duration>
    <meta:editing-cycles>5</meta:editing-cycles>
    <dc:creator>sergio marelli</dc:creator>
    <meta:document-statistic meta:table-count="2" meta:cell-count="668" meta:object-count="0"/>
  </office:meta>
</office:document-meta>
</file>